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241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12cm"/>
    </style:style>
    <style:style style:name="co5" style:family="table-column">
      <style:table-column-properties fo:break-before="auto" style:column-width="2.8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4"/>
    <style:style style:name="ce33" style:family="table-cell" style:parent-style-name="Default" style:data-style-name="N4"/>
    <style:style style:name="ce2" style:family="table-cell" style:parent-style-name="Pivot_20_Table_20_Field" style:data-style-name="N100">
      <style:table-cell-properties fo:border-bottom="0.99pt solid #000000" fo:background-color="#cccccc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ackground-color="#cccccc" fo:border-left="2.01pt solid #000000" fo:border-right="0.99pt solid #000000" fo:border-top="none"/>
    </style:style>
    <style:style style:name="ce6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7" style:family="table-cell" style:parent-style-name="Default">
      <style:table-cell-properties fo:border-bottom="none" fo:background-color="#eeeeee" fo:border-left="0.74pt solid #000000" fo:border-right="none" fo:border-top="0.74pt solid #000000"/>
    </style:style>
    <style:style style:name="ce8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9" style:family="table-cell" style:parent-style-name="Default">
      <style:table-cell-properties fo:border-bottom="0.74pt solid #000000" fo:background-color="#eeeeee" fo:border-left="0.74pt solid #000000" fo:border-right="none" fo:border-top="none"/>
    </style:style>
    <style:style style:name="ce10" style:family="table-cell" style:parent-style-name="Pivot_20_Table_20_Category" style:data-style-name="N0">
      <style:table-cell-properties fo:background-color="#cccccc" fo:border="0.74pt solid #000000"/>
    </style:style>
    <style:style style:name="ce11" style:family="table-cell" style:parent-style-name="Pivot_20_Table_20_Value" style:data-style-name="N2">
      <style:table-cell-properties fo:border-bottom="none" fo:background-color="#eeeeee" fo:border-left="0.99pt solid #000000" fo:border-right="none" fo:border-top="0.99pt solid #000000"/>
    </style:style>
    <style:style style:name="ce12" style:family="table-cell" style:parent-style-name="Pivot_20_Table_20_Value" style:data-style-name="N2">
      <style:table-cell-properties fo:border-bottom="none" fo:background-color="#eeeeee" fo:border-left="0.99pt solid #000000" fo:border-right="none" fo:border-top="none"/>
    </style:style>
    <style:style style:name="ce13" style:family="table-cell" style:parent-style-name="Pivot_20_Table_20_Value" style:data-style-name="N2">
      <style:table-cell-properties fo:border-bottom="2.01pt solid #000000" fo:background-color="#eeeeee" fo:border-left="0.99pt solid #000000" fo:border-right="none" fo:border-top="none"/>
    </style:style>
    <style:style style:name="ce14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15" style:family="table-cell" style:parent-style-name="Default">
      <style:table-cell-properties fo:border-bottom="none" fo:background-color="#eeeeee" fo:border-left="none" fo:border-right="none" fo:border-top="0.74pt solid #000000"/>
    </style:style>
    <style:style style:name="ce16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end" fo:margin-left="0cm"/>
    </style:style>
    <style:style style:name="ce19" style:family="table-cell" style:parent-style-name="Pivot_20_Table_20_Value" style:data-style-name="N2">
      <style:table-cell-properties fo:border-bottom="none" fo:background-color="#eeeeee" fo:border-left="none" fo:border-right="none" fo:border-top="0.99pt solid #000000"/>
    </style:style>
    <style:style style:name="ce20" style:family="table-cell" style:parent-style-name="Pivot_20_Table_20_Value" style:data-style-name="N2">
      <style:table-cell-properties fo:background-color="#eeeeee"/>
    </style:style>
    <style:style style:name="ce21" style:family="table-cell" style:parent-style-name="Pivot_20_Table_20_Value" style:data-style-name="N2">
      <style:table-cell-properties fo:border-bottom="2.01pt solid #000000" fo:background-color="#eeeeee" fo:border-left="none" fo:border-right="none" fo:border-top="none"/>
    </style:style>
    <style:style style:name="ce22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23" style:family="table-cell" style:parent-style-name="Default" style:data-style-name="N2">
      <style:table-cell-properties fo:border-bottom="none" fo:background-color="#eeeeee" fo:border-left="none" fo:border-right="0.74pt solid #000000" fo:border-top="0.74pt solid #000000"/>
    </style:style>
    <style:style style:name="ce24" style:family="table-cell" style:parent-style-name="Default" style:data-style-name="N2">
      <style:table-cell-properties fo:border-bottom="none" fo:background-color="#eeeeee" fo:border-left="none" fo:border-right="0.74pt solid #000000" fo:border-top="none"/>
    </style:style>
    <style:style style:name="ce25" style:family="table-cell" style:parent-style-name="Default" style:data-style-name="N2">
      <style:table-cell-properties fo:border-bottom="0.74pt solid #000000" fo:background-color="#eeeeee" fo:border-left="none" fo:border-right="0.74pt solid #000000" fo:border-top="none"/>
    </style:style>
    <style:style style:name="ce26" style:family="table-cell" style:parent-style-name="Pivot_20_Table_20_Value" style:data-style-name="N2">
      <style:table-cell-properties fo:border-bottom="none" fo:background-color="#eeeeee" fo:border-left="none" fo:border-right="2.01pt solid #000000" fo:border-top="0.99pt solid #000000"/>
    </style:style>
    <style:style style:name="ce27" style:family="table-cell" style:parent-style-name="Pivot_20_Table_20_Value" style:data-style-name="N2">
      <style:table-cell-properties fo:border-bottom="none" fo:background-color="#eeeeee" fo:border-left="none" fo:border-right="2.01pt solid #000000" fo:border-top="none"/>
    </style:style>
    <style:style style:name="ce28" style:family="table-cell" style:parent-style-name="Pivot_20_Table_20_Value" style:data-style-name="N2">
      <style:table-cell-properties fo:border-bottom="2.01pt solid #000000" fo:background-color="#eeeeee" fo:border-left="none" fo:border-right="2.01pt solid #000000" fo:border-top="none"/>
    </style:style>
    <style:style style:name="ce29" style:family="table-cell" style:parent-style-name="Pivot_20_Table_20_Value" style:data-style-name="N2">
      <style:table-cell-properties fo:border-bottom="none" fo:background-color="#eeeeee" style:text-align-source="fix" style:repeat-content="false" fo:border-left="none" fo:border-right="none" fo:border-top="0.99pt solid #000000"/>
      <style:paragraph-properties fo:text-align="center" fo:margin-left="0cm"/>
    </style:style>
    <style:style style:name="ce30" style:family="table-cell" style:parent-style-name="Pivot_20_Table_20_Value" style:data-style-name="N2">
      <style:table-cell-properties fo:background-color="#eeeeee" style:text-align-source="fix" style:repeat-content="false"/>
      <style:paragraph-properties fo:text-align="center" fo:margin-left="0cm"/>
    </style:style>
    <style:style style:name="ce31" style:family="table-cell" style:parent-style-name="Pivot_20_Table_20_Value" style:data-style-name="N2">
      <style:table-cell-properties fo:border-bottom="2.01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_FL_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3" table:default-cell-style-name="ce33"/>
        <table:table-row table:style-name="ro1">
          <table:table-cell table:number-columns-repeated="12"/>
          <table:table-cell office:value-type="string" calcext:value-type="string">
            <text:p>Medias</text:p>
          </table:table-cell>
        </table:table-row>
        <table:table-row table:style-name="ro1" table:visibility="filter">
          <table:table-cell office:value-type="string" calcext:value-type="string">
            <text:p>Alg_2_14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4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2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2.04" calcext:value-type="float">
            <text:p>382,0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06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06.68" calcext:value-type="float">
            <text:p>406,6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53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53.96" calcext:value-type="float">
            <text:p>353,9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76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76.53" calcext:value-type="float">
            <text:p>376,5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0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0.92" calcext:value-type="float">
            <text:p>340,9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73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73.87" calcext:value-type="float">
            <text:p>373,8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61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61.67" calcext:value-type="float">
            <text:p>361,6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90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90.59" calcext:value-type="float">
            <text:p>390,5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59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59.53" calcext:value-type="float">
            <text:p>359,5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7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7.06" calcext:value-type="float">
            <text:p>347,0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62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62.2" calcext:value-type="float">
            <text:p>362,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64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64.74" calcext:value-type="float">
            <text:p>364,7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2:.J35])" office:value-type="float" office:value="368.315833333333" calcext:value-type="float">
            <text:p>368,32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54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54.48" calcext:value-type="float">
            <text:p>354,4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02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02.51" calcext:value-type="float">
            <text:p>402,5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1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1.2" calcext:value-type="float">
            <text:p>381,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64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64.73" calcext:value-type="float">
            <text:p>364,7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53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53.87" calcext:value-type="float">
            <text:p>353,8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71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71.76" calcext:value-type="float">
            <text:p>371,7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58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58.01" calcext:value-type="float">
            <text:p>358,0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98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98.98" calcext:value-type="float">
            <text:p>398,9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53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53.51" calcext:value-type="float">
            <text:p>353,5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72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72.54" calcext:value-type="float">
            <text:p>372,5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70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70.84" calcext:value-type="float">
            <text:p>370,8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97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97.53" calcext:value-type="float">
            <text:p>397,5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38:.J71])" office:value-type="float" office:value="373.33" calcext:value-type="float">
            <text:p>373,33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63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63.34" calcext:value-type="float">
            <text:p>363,3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03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03.22" calcext:value-type="float">
            <text:p>403,2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2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2.44" calcext:value-type="float">
            <text:p>342,4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8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8.66" calcext:value-type="float">
            <text:p>348,6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71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71.92" calcext:value-type="float">
            <text:p>371,9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1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1.45" calcext:value-type="float">
            <text:p>381,4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3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3.64" calcext:value-type="float">
            <text:p>383,6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04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04.11" calcext:value-type="float">
            <text:p>404,1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9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9.6" calcext:value-type="float">
            <text:p>349,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50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50.95" calcext:value-type="float">
            <text:p>350,9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73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73.91" calcext:value-type="float">
            <text:p>373,9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51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51.7" calcext:value-type="float">
            <text:p>351,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74:.J107])" office:value-type="float" office:value="368.745" calcext:value-type="float">
            <text:p>368,75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38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38.08" calcext:value-type="float">
            <text:p>338,0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5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5.27" calcext:value-type="float">
            <text:p>385,2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39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39.14" calcext:value-type="float">
            <text:p>339,1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75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75.03" calcext:value-type="float">
            <text:p>375,0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31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31.35" calcext:value-type="float">
            <text:p>331,3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6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6.33" calcext:value-type="float">
            <text:p>346,3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67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67.41" calcext:value-type="float">
            <text:p>367,4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1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1.77" calcext:value-type="float">
            <text:p>381,7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67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67.31" calcext:value-type="float">
            <text:p>367,3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98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98.68" calcext:value-type="float">
            <text:p>398,6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75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75.68" calcext:value-type="float">
            <text:p>375,6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76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76.39" calcext:value-type="float">
            <text:p>376,3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110:.J143])" office:value-type="float" office:value="365.203333333333" calcext:value-type="float">
            <text:p>365,20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10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10.15" calcext:value-type="float">
            <text:p>310,1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1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27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27.79" calcext:value-type="float">
            <text:p>327,7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2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2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2.61" calcext:value-type="float">
            <text:p>282,6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2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2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2.09" calcext:value-type="float">
            <text:p>342,0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96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96.27" calcext:value-type="float">
            <text:p>296,2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2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27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27.06" calcext:value-type="float">
            <text:p>327,0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2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8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8.87" calcext:value-type="float">
            <text:p>288,8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20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20.75" calcext:value-type="float">
            <text:p>320,7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1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19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19.72" calcext:value-type="float">
            <text:p>319,7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62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62.85" calcext:value-type="float">
            <text:p>362,8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2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6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6.15" calcext:value-type="float">
            <text:p>286,1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2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03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03.97" calcext:value-type="float">
            <text:p>303,9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146:.J179])" office:value-type="float" office:value="314.023333333333" calcext:value-type="float">
            <text:p>314,02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2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98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98.98" calcext:value-type="float">
            <text:p>298,9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15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15.6" calcext:value-type="float">
            <text:p>315,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2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26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26.34" calcext:value-type="float">
            <text:p>326,3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2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05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05.62" calcext:value-type="float">
            <text:p>305,6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2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93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93.4" calcext:value-type="float">
            <text:p>293,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8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8.86" calcext:value-type="float">
            <text:p>288,8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09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09.34" calcext:value-type="float">
            <text:p>309,3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17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17.37" calcext:value-type="float">
            <text:p>317,3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09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09.47" calcext:value-type="float">
            <text:p>309,4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1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14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14.45" calcext:value-type="float">
            <text:p>314,4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1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24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24.97" calcext:value-type="float">
            <text:p>324,9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2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27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27.12" calcext:value-type="float">
            <text:p>327,1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182:.J215])" office:value-type="float" office:value="310.96" calcext:value-type="float">
            <text:p>310,96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1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78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78.43" calcext:value-type="float">
            <text:p>378,4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51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51.05" calcext:value-type="float">
            <text:p>351,0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2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27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27.03" calcext:value-type="float">
            <text:p>327,0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25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25.67" calcext:value-type="float">
            <text:p>325,6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2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04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04.97" calcext:value-type="float">
            <text:p>304,9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00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00.99" calcext:value-type="float">
            <text:p>300,9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03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03.02" calcext:value-type="float">
            <text:p>303,0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26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26.44" calcext:value-type="float">
            <text:p>326,4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15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15.02" calcext:value-type="float">
            <text:p>315,0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2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05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05.16" calcext:value-type="float">
            <text:p>305,1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18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18.18" calcext:value-type="float">
            <text:p>318,1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2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04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04.63" calcext:value-type="float">
            <text:p>304,6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218:.J251])" office:value-type="float" office:value="321.715833333333" calcext:value-type="float">
            <text:p>321,72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11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11.89" calcext:value-type="float">
            <text:p>311,8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22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22.05" calcext:value-type="float">
            <text:p>322,0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51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51.52" calcext:value-type="float">
            <text:p>351,5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60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60.29" calcext:value-type="float">
            <text:p>360,2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7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7.47" calcext:value-type="float">
            <text:p>347,4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35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35.01" calcext:value-type="float">
            <text:p>335,0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04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04.93" calcext:value-type="float">
            <text:p>304,9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18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18.31" calcext:value-type="float">
            <text:p>318,3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10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10.11" calcext:value-type="float">
            <text:p>310,1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79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79.08" calcext:value-type="float">
            <text:p>379,0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32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32.34" calcext:value-type="float">
            <text:p>332,3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1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1.35" calcext:value-type="float">
            <text:p>341,3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254:.J287])" office:value-type="float" office:value="334.529166666667" calcext:value-type="float">
            <text:p>334,53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26 Max_FPS</text:p>
          </table:table-cell>
          <table:table-cell office:value-type="string" calcext:value-type="string">
            <text:p><text:s/>4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1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1.98" calcext:value-type="float">
            <text:p>161,9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9 Max_FPS</text:p>
          </table:table-cell>
          <table:table-cell office:value-type="string" calcext:value-type="string">
            <text:p><text:s/>4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.99" calcext:value-type="float">
            <text:p>170,9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8 Max_FPS</text:p>
          </table:table-cell>
          <table:table-cell office:value-type="string" calcext:value-type="string">
            <text:p><text:s/>3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6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6.91" calcext:value-type="float">
            <text:p>176,9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6 Max_FPS</text:p>
          </table:table-cell>
          <table:table-cell office:value-type="string" calcext:value-type="string">
            <text:p><text:s/>3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7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7.37" calcext:value-type="float">
            <text:p>207,3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21 Max_FPS</text:p>
          </table:table-cell>
          <table:table-cell office:value-type="string" calcext:value-type="string">
            <text:p><text:s/>3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11" calcext:value-type="float">
            <text:p>163,1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24 Max_FPS</text:p>
          </table:table-cell>
          <table:table-cell office:value-type="string" calcext:value-type="string">
            <text:p><text:s/>4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1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1.31" calcext:value-type="float">
            <text:p>171,3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26 Max_FPS</text:p>
          </table:table-cell>
          <table:table-cell office:value-type="string" calcext:value-type="string">
            <text:p><text:s/>4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08" calcext:value-type="float">
            <text:p>184,0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5 Max_FPS</text:p>
          </table:table-cell>
          <table:table-cell office:value-type="string" calcext:value-type="string">
            <text:p><text:s/>3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2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2.81" calcext:value-type="float">
            <text:p>202,8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6 Max_FPS</text:p>
          </table:table-cell>
          <table:table-cell office:value-type="string" calcext:value-type="string">
            <text:p><text:s/>3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3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3.19" calcext:value-type="float">
            <text:p>193,1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25 Max_FPS</text:p>
          </table:table-cell>
          <table:table-cell office:value-type="string" calcext:value-type="string">
            <text:p><text:s/>3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5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5.83" calcext:value-type="float">
            <text:p>175,8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3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2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2.59" calcext:value-type="float">
            <text:p>182,5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23 Max_FPS</text:p>
          </table:table-cell>
          <table:table-cell office:value-type="string" calcext:value-type="string">
            <text:p><text:s/>4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6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6.25" calcext:value-type="float">
            <text:p>186,2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290:.J323])" office:value-type="float" office:value="181.368333333333" calcext:value-type="float">
            <text:p>181,37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20 Max_FPS</text:p>
          </table:table-cell>
          <table:table-cell office:value-type="string" calcext:value-type="string">
            <text:p><text:s/>4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2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2.66" calcext:value-type="float">
            <text:p>152,6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20 Max_FPS</text:p>
          </table:table-cell>
          <table:table-cell office:value-type="string" calcext:value-type="string">
            <text:p><text:s/>3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8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8.56" calcext:value-type="float">
            <text:p>158,5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21 Max_FPS</text:p>
          </table:table-cell>
          <table:table-cell office:value-type="string" calcext:value-type="string">
            <text:p><text:s/>3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5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5.29" calcext:value-type="float">
            <text:p>165,2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7 Max_FPS</text:p>
          </table:table-cell>
          <table:table-cell office:value-type="string" calcext:value-type="string">
            <text:p><text:s/>3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8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8.17" calcext:value-type="float">
            <text:p>168,1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25 Max_FPS</text:p>
          </table:table-cell>
          <table:table-cell office:value-type="string" calcext:value-type="string">
            <text:p><text:s/>4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46" calcext:value-type="float">
            <text:p>130,4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5 Max_FPS</text:p>
          </table:table-cell>
          <table:table-cell office:value-type="string" calcext:value-type="string">
            <text:p><text:s/>3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5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5.79" calcext:value-type="float">
            <text:p>225,7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8 Max_FPS</text:p>
          </table:table-cell>
          <table:table-cell office:value-type="string" calcext:value-type="string">
            <text:p><text:s/>3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6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6.1" calcext:value-type="float">
            <text:p>176,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9 Max_FPS</text:p>
          </table:table-cell>
          <table:table-cell office:value-type="string" calcext:value-type="string">
            <text:p><text:s/>3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3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3.8" calcext:value-type="float">
            <text:p>173,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21 Max_FPS</text:p>
          </table:table-cell>
          <table:table-cell office:value-type="string" calcext:value-type="string">
            <text:p><text:s/>4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9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9.5" calcext:value-type="float">
            <text:p>159,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6 Max_FPS</text:p>
          </table:table-cell>
          <table:table-cell office:value-type="string" calcext:value-type="string">
            <text:p><text:s/>3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6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6.2" calcext:value-type="float">
            <text:p>206,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6 Max_FPS</text:p>
          </table:table-cell>
          <table:table-cell office:value-type="string" calcext:value-type="string">
            <text:p><text:s/>3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8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8.5" calcext:value-type="float">
            <text:p>208,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24 Max_FPS</text:p>
          </table:table-cell>
          <table:table-cell office:value-type="string" calcext:value-type="string">
            <text:p><text:s/>4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4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4.47" calcext:value-type="float">
            <text:p>164,4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326:.J359])" office:value-type="float" office:value="174.125" calcext:value-type="float">
            <text:p>174,13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21 Max_FPS</text:p>
          </table:table-cell>
          <table:table-cell office:value-type="string" calcext:value-type="string">
            <text:p><text:s/>4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9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9.57" calcext:value-type="float">
            <text:p>189,5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3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5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5.98" calcext:value-type="float">
            <text:p>225,9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6 Max_FPS</text:p>
          </table:table-cell>
          <table:table-cell office:value-type="string" calcext:value-type="string">
            <text:p><text:s/>3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8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8.5" calcext:value-type="float">
            <text:p>208,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6 Max_FPS</text:p>
          </table:table-cell>
          <table:table-cell office:value-type="string" calcext:value-type="string">
            <text:p><text:s/>3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4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4.63" calcext:value-type="float">
            <text:p>204,6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3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8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8.98" calcext:value-type="float">
            <text:p>218,9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3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3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3.63" calcext:value-type="float">
            <text:p>233,6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20 Max_FPS</text:p>
          </table:table-cell>
          <table:table-cell office:value-type="string" calcext:value-type="string">
            <text:p><text:s/>3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7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7.64" calcext:value-type="float">
            <text:p>167,6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20 Max_FPS</text:p>
          </table:table-cell>
          <table:table-cell office:value-type="string" calcext:value-type="string">
            <text:p><text:s/>3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5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5.5" calcext:value-type="float">
            <text:p>195,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6 Max_FPS</text:p>
          </table:table-cell>
          <table:table-cell office:value-type="string" calcext:value-type="string">
            <text:p><text:s/>3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81" calcext:value-type="float">
            <text:p>196,8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2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9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9.42" calcext:value-type="float">
            <text:p>239,4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3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8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8.99" calcext:value-type="float">
            <text:p>198,9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23 Max_FPS</text:p>
          </table:table-cell>
          <table:table-cell office:value-type="string" calcext:value-type="string">
            <text:p><text:s/>3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7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7.13" calcext:value-type="float">
            <text:p>187,1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362:.J395])" office:value-type="float" office:value="205.565" calcext:value-type="float">
            <text:p>205,57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2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4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4.18" calcext:value-type="float">
            <text:p>214,1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3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7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7.03" calcext:value-type="float">
            <text:p>207,0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2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0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0.21" calcext:value-type="float">
            <text:p>210,2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2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8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8.43" calcext:value-type="float">
            <text:p>238,4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3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1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1.66" calcext:value-type="float">
            <text:p>201,6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2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3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3.14" calcext:value-type="float">
            <text:p>253,1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2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8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8.25" calcext:value-type="float">
            <text:p>208,2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2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6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6.15" calcext:value-type="float">
            <text:p>226,1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2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9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9.53" calcext:value-type="float">
            <text:p>259,5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3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5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5.55" calcext:value-type="float">
            <text:p>195,5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2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1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1.85" calcext:value-type="float">
            <text:p>221,8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2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4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4.72" calcext:value-type="float">
            <text:p>254,7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398:.J431])" office:value-type="float" office:value="224.225" calcext:value-type="float">
            <text:p>224,23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2 Max_FPS</text:p>
          </table:table-cell>
          <table:table-cell office:value-type="string" calcext:value-type="string">
            <text:p><text:s/>6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12" calcext:value-type="float">
            <text:p>94,1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2 Max_FPS</text:p>
          </table:table-cell>
          <table:table-cell office:value-type="string" calcext:value-type="string">
            <text:p><text:s/>6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74" calcext:value-type="float">
            <text:p>94,7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6 Max_FPS</text:p>
          </table:table-cell>
          <table:table-cell office:value-type="string" calcext:value-type="string">
            <text:p><text:s/>7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94" calcext:value-type="float">
            <text:p>89,9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6 Max_FPS</text:p>
          </table:table-cell>
          <table:table-cell office:value-type="string" calcext:value-type="string">
            <text:p><text:s/>7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76" calcext:value-type="float">
            <text:p>99,7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2 Max_FPS</text:p>
          </table:table-cell>
          <table:table-cell office:value-type="string" calcext:value-type="string">
            <text:p><text:s/>5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31" calcext:value-type="float">
            <text:p>119,3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4 Max_FPS</text:p>
          </table:table-cell>
          <table:table-cell office:value-type="string" calcext:value-type="string">
            <text:p><text:s/>7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93" calcext:value-type="float">
            <text:p>116,9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6 Max_FPS</text:p>
          </table:table-cell>
          <table:table-cell office:value-type="string" calcext:value-type="string">
            <text:p><text:s/>7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98" calcext:value-type="float">
            <text:p>117,9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2 Max_FPS</text:p>
          </table:table-cell>
          <table:table-cell office:value-type="string" calcext:value-type="string">
            <text:p><text:s/>6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8" calcext:value-type="float">
            <text:p>90,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2 Max_FPS</text:p>
          </table:table-cell>
          <table:table-cell office:value-type="string" calcext:value-type="string">
            <text:p><text:s/>5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11" calcext:value-type="float">
            <text:p>102,1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0 Max_FPS</text:p>
          </table:table-cell>
          <table:table-cell office:value-type="string" calcext:value-type="string">
            <text:p><text:s/>5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.71" calcext:value-type="float">
            <text:p>81,7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4 Max_FPS</text:p>
          </table:table-cell>
          <table:table-cell office:value-type="string" calcext:value-type="string">
            <text:p><text:s/>7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83" calcext:value-type="float">
            <text:p>80,8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1 Max_FPS</text:p>
          </table:table-cell>
          <table:table-cell office:value-type="string" calcext:value-type="string">
            <text:p><text:s/>7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42" calcext:value-type="float">
            <text:p>120,4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434:.J467])" office:value-type="float" office:value="100.720833333333" calcext:value-type="float">
            <text:p>100,72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4 Max_FPS</text:p>
          </table:table-cell>
          <table:table-cell office:value-type="string" calcext:value-type="string">
            <text:p><text:s/>7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66" calcext:value-type="float">
            <text:p>93,6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2 Max_FPS</text:p>
          </table:table-cell>
          <table:table-cell office:value-type="string" calcext:value-type="string">
            <text:p><text:s/>5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48" calcext:value-type="float">
            <text:p>102,4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1 Max_FPS</text:p>
          </table:table-cell>
          <table:table-cell office:value-type="string" calcext:value-type="string">
            <text:p><text:s/>5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1" calcext:value-type="float">
            <text:p>90,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6 Max_FPS</text:p>
          </table:table-cell>
          <table:table-cell office:value-type="string" calcext:value-type="string">
            <text:p><text:s/>7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44" calcext:value-type="float">
            <text:p>99,4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5 Max_FPS</text:p>
          </table:table-cell>
          <table:table-cell office:value-type="string" calcext:value-type="string">
            <text:p><text:s/>5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16" calcext:value-type="float">
            <text:p>101,1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6 Max_FPS</text:p>
          </table:table-cell>
          <table:table-cell office:value-type="string" calcext:value-type="string">
            <text:p><text:s/>7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4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4.39" calcext:value-type="float">
            <text:p>134,3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6 Max_FPS</text:p>
          </table:table-cell>
          <table:table-cell office:value-type="string" calcext:value-type="string">
            <text:p><text:s/>6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9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9.2" calcext:value-type="float">
            <text:p>129,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5 Max_FPS</text:p>
          </table:table-cell>
          <table:table-cell office:value-type="string" calcext:value-type="string">
            <text:p><text:s/>4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6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6.23" calcext:value-type="float">
            <text:p>126,2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4 Max_FPS</text:p>
          </table:table-cell>
          <table:table-cell office:value-type="string" calcext:value-type="string">
            <text:p><text:s/>5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6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6.26" calcext:value-type="float">
            <text:p>126,2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27 Max_FPS</text:p>
          </table:table-cell>
          <table:table-cell office:value-type="string" calcext:value-type="string">
            <text:p><text:s/>4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1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1.44" calcext:value-type="float">
            <text:p>131,4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5 Max_FPS</text:p>
          </table:table-cell>
          <table:table-cell office:value-type="string" calcext:value-type="string">
            <text:p><text:s/>5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58" calcext:value-type="float">
            <text:p>101,5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0 Max_FPS</text:p>
          </table:table-cell>
          <table:table-cell office:value-type="string" calcext:value-type="string">
            <text:p><text:s/>4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96" calcext:value-type="float">
            <text:p>122,9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470:.J503])" office:value-type="float" office:value="113.241666666667" calcext:value-type="float">
            <text:p>113,24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6 Max_FPS</text:p>
          </table:table-cell>
          <table:table-cell office:value-type="string" calcext:value-type="string">
            <text:p><text:s/>4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19" calcext:value-type="float">
            <text:p>99,1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7 Max_FPS</text:p>
          </table:table-cell>
          <table:table-cell office:value-type="string" calcext:value-type="string">
            <text:p><text:s/>5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71" calcext:value-type="float">
            <text:p>102,7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2 Max_FPS</text:p>
          </table:table-cell>
          <table:table-cell office:value-type="string" calcext:value-type="string">
            <text:p><text:s/>5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95" calcext:value-type="float">
            <text:p>88,9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3 Max_FPS</text:p>
          </table:table-cell>
          <table:table-cell office:value-type="string" calcext:value-type="string">
            <text:p><text:s/>5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59" calcext:value-type="float">
            <text:p>107,5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2 Max_FPS</text:p>
          </table:table-cell>
          <table:table-cell office:value-type="string" calcext:value-type="string">
            <text:p><text:s/>5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9" calcext:value-type="float">
            <text:p>94,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3 Max_FPS</text:p>
          </table:table-cell>
          <table:table-cell office:value-type="string" calcext:value-type="string">
            <text:p><text:s/>4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6" calcext:value-type="float">
            <text:p>120,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0 Max_FPS</text:p>
          </table:table-cell>
          <table:table-cell office:value-type="string" calcext:value-type="string">
            <text:p><text:s/>5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16" calcext:value-type="float">
            <text:p>120,1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1 Max_FPS</text:p>
          </table:table-cell>
          <table:table-cell office:value-type="string" calcext:value-type="string">
            <text:p><text:s/>5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5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5.93" calcext:value-type="float">
            <text:p>125,9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3 Max_FPS</text:p>
          </table:table-cell>
          <table:table-cell office:value-type="string" calcext:value-type="string">
            <text:p><text:s/>4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78" calcext:value-type="float">
            <text:p>94,7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0 Max_FPS</text:p>
          </table:table-cell>
          <table:table-cell office:value-type="string" calcext:value-type="string">
            <text:p><text:s/>5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44" calcext:value-type="float">
            <text:p>114,4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3 Max_FPS</text:p>
          </table:table-cell>
          <table:table-cell office:value-type="string" calcext:value-type="string">
            <text:p><text:s/>4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62" calcext:value-type="float">
            <text:p>118,6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2 Max_FPS</text:p>
          </table:table-cell>
          <table:table-cell office:value-type="string" calcext:value-type="string">
            <text:p><text:s/>4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4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4.02" calcext:value-type="float">
            <text:p>134,0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506:.J539])" office:value-type="float" office:value="110.1575" calcext:value-type="float">
            <text:p>110,16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25 Max_FPS</text:p>
          </table:table-cell>
          <table:table-cell office:value-type="string" calcext:value-type="string">
            <text:p><text:s/>4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7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7.05" calcext:value-type="float">
            <text:p>137,0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4 Max_FPS</text:p>
          </table:table-cell>
          <table:table-cell office:value-type="string" calcext:value-type="string">
            <text:p><text:s/>4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54" calcext:value-type="float">
            <text:p>110,5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21 Max_FPS</text:p>
          </table:table-cell>
          <table:table-cell office:value-type="string" calcext:value-type="string">
            <text:p><text:s/>3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6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6.87" calcext:value-type="float">
            <text:p>136,8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26 Max_FPS</text:p>
          </table:table-cell>
          <table:table-cell office:value-type="string" calcext:value-type="string">
            <text:p><text:s/>4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39" calcext:value-type="float">
            <text:p>121,3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27 Max_FPS</text:p>
          </table:table-cell>
          <table:table-cell office:value-type="string" calcext:value-type="string">
            <text:p><text:s/>4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75" calcext:value-type="float">
            <text:p>120,7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29 Max_FPS</text:p>
          </table:table-cell>
          <table:table-cell office:value-type="string" calcext:value-type="string">
            <text:p><text:s/>4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9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9.55" calcext:value-type="float">
            <text:p>129,5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25 Max_FPS</text:p>
          </table:table-cell>
          <table:table-cell office:value-type="string" calcext:value-type="string">
            <text:p><text:s/>4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3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3.87" calcext:value-type="float">
            <text:p>143,8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20 Max_FPS</text:p>
          </table:table-cell>
          <table:table-cell office:value-type="string" calcext:value-type="string">
            <text:p><text:s/>4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9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9.86" calcext:value-type="float">
            <text:p>159,8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29 Max_FPS</text:p>
          </table:table-cell>
          <table:table-cell office:value-type="string" calcext:value-type="string">
            <text:p><text:s/>4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37" calcext:value-type="float">
            <text:p>103,3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2 Max_FPS</text:p>
          </table:table-cell>
          <table:table-cell office:value-type="string" calcext:value-type="string">
            <text:p><text:s/>4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06" calcext:value-type="float">
            <text:p>119,0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21 Max_FPS</text:p>
          </table:table-cell>
          <table:table-cell office:value-type="string" calcext:value-type="string">
            <text:p><text:s/>4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6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6.54" calcext:value-type="float">
            <text:p>136,5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6 Max_FPS</text:p>
          </table:table-cell>
          <table:table-cell office:value-type="string" calcext:value-type="string">
            <text:p><text:s/>5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21" calcext:value-type="float">
            <text:p>121,2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542:.J575])" office:value-type="float" office:value="128.338333333333" calcext:value-type="float">
            <text:p>128,34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9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7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7.9" calcext:value-type="float">
            <text:p>77,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9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2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2.06" calcext:value-type="float">
            <text:p>82,0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9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.22" calcext:value-type="float">
            <text:p>86,2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9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27" calcext:value-type="float">
            <text:p>80,2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9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14" calcext:value-type="float">
            <text:p>65,1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0 Max_FPS</text:p>
          </table:table-cell>
          <table:table-cell office:value-type="string" calcext:value-type="string">
            <text:p><text:s/>8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36" calcext:value-type="float">
            <text:p>90,3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9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2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2.25" calcext:value-type="float">
            <text:p>82,2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9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57" calcext:value-type="float">
            <text:p>64,5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8 Max_FPS</text:p>
          </table:table-cell>
          <table:table-cell office:value-type="string" calcext:value-type="string">
            <text:p><text:s/>9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91" calcext:value-type="float">
            <text:p>63,9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9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8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8.79" calcext:value-type="float">
            <text:p>68,7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9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6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6.17" calcext:value-type="float">
            <text:p>66,1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9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94" calcext:value-type="float">
            <text:p>84,9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578:.J611])" office:value-type="float" office:value="76.0483333333333" calcext:value-type="float">
            <text:p>76,05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3 Max_FPS</text:p>
          </table:table-cell>
          <table:table-cell office:value-type="string" calcext:value-type="string">
            <text:p><text:s/>8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14" calcext:value-type="float">
            <text:p>84,1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9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58" calcext:value-type="float">
            <text:p>73,5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9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.35" calcext:value-type="float">
            <text:p>70,3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9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7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7.18" calcext:value-type="float">
            <text:p>67,1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9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.21" calcext:value-type="float">
            <text:p>70,2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9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25" calcext:value-type="float">
            <text:p>84,2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9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2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2.67" calcext:value-type="float">
            <text:p>62,6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9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1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1.88" calcext:value-type="float">
            <text:p>61,8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9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1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1.85" calcext:value-type="float">
            <text:p>71,8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9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.43" calcext:value-type="float">
            <text:p>70,4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9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99" calcext:value-type="float">
            <text:p>64,9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9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62" calcext:value-type="float">
            <text:p>80,6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614:.J647])" office:value-type="float" office:value="71.8458333333333" calcext:value-type="float">
            <text:p>71,85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9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09" calcext:value-type="float">
            <text:p>85,0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8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98" calcext:value-type="float">
            <text:p>85,9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8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6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6.54" calcext:value-type="float">
            <text:p>66,5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9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.41" calcext:value-type="float">
            <text:p>86,4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0 Max_FPS</text:p>
          </table:table-cell>
          <table:table-cell office:value-type="string" calcext:value-type="string">
            <text:p><text:s/>8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2" calcext:value-type="float">
            <text:p>65,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0 Max_FPS</text:p>
          </table:table-cell>
          <table:table-cell office:value-type="string" calcext:value-type="string">
            <text:p><text:s/>8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8" calcext:value-type="float">
            <text:p>88,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9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9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6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9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2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2.79" calcext:value-type="float">
            <text:p>62,7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9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13" calcext:value-type="float">
            <text:p>85,1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8 Max_FPS</text:p>
          </table:table-cell>
          <table:table-cell office:value-type="string" calcext:value-type="string">
            <text:p><text:s/>8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9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9.27" calcext:value-type="float">
            <text:p>79,2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4 Max_FPS</text:p>
          </table:table-cell>
          <table:table-cell office:value-type="string" calcext:value-type="string">
            <text:p><text:s/>8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.8" calcext:value-type="float">
            <text:p>86,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650:.J683])" office:value-type="float" office:value="78.5841666666667" calcext:value-type="float">
            <text:p>78,58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8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5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5.36" calcext:value-type="float">
            <text:p>75,3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5 Max_FPS</text:p>
          </table:table-cell>
          <table:table-cell office:value-type="string" calcext:value-type="string">
            <text:p><text:s/>7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3" calcext:value-type="float">
            <text:p>88,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9 Max_FPS</text:p>
          </table:table-cell>
          <table:table-cell office:value-type="string" calcext:value-type="string">
            <text:p><text:s/>8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8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8.53" calcext:value-type="float">
            <text:p>68,5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0 Max_FPS</text:p>
          </table:table-cell>
          <table:table-cell office:value-type="string" calcext:value-type="string">
            <text:p><text:s/>8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.77" calcext:value-type="float">
            <text:p>72,7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3 Max_FPS</text:p>
          </table:table-cell>
          <table:table-cell office:value-type="string" calcext:value-type="string">
            <text:p><text:s/>8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96" calcext:value-type="float">
            <text:p>84,9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8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36" calcext:value-type="float">
            <text:p>83,3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8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8" calcext:value-type="float">
            <text:p>84,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4 Max_FPS</text:p>
          </table:table-cell>
          <table:table-cell office:value-type="string" calcext:value-type="string">
            <text:p><text:s/>7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52" calcext:value-type="float">
            <text:p>88,5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9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2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2.32" calcext:value-type="float">
            <text:p>82,3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28 Max_FPS</text:p>
          </table:table-cell>
          <table:table-cell office:value-type="string" calcext:value-type="string">
            <text:p><text:s/>7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37" calcext:value-type="float">
            <text:p>100,3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9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2" calcext:value-type="float">
            <text:p>74,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9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29" calcext:value-type="float">
            <text:p>69,2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686:.J719])" office:value-type="float" office:value="81.065" calcext:value-type="float">
            <text:p>81,07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2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0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0.65" calcext:value-type="float">
            <text:p>50,6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13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6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6.2" calcext:value-type="float">
            <text:p>56,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3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6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6.43" calcext:value-type="float">
            <text:p>56,4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12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1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1.8" calcext:value-type="float">
            <text:p>51,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3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6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6.99" calcext:value-type="float">
            <text:p>46,9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2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5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5.54" calcext:value-type="float">
            <text:p>55,5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13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0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0.96" calcext:value-type="float">
            <text:p>50,9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4 Max_FPS</text:p>
          </table:table-cell>
          <table:table-cell office:value-type="string" calcext:value-type="string">
            <text:p><text:s/>13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6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6.12" calcext:value-type="float">
            <text:p>46,1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9 Max_FPS</text:p>
          </table:table-cell>
          <table:table-cell office:value-type="string" calcext:value-type="string">
            <text:p><text:s/>13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3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3.98" calcext:value-type="float">
            <text:p>53,9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8 Max_FPS</text:p>
          </table:table-cell>
          <table:table-cell office:value-type="string" calcext:value-type="string">
            <text:p><text:s/>12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0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0.17" calcext:value-type="float">
            <text:p>50,1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4 Max_FPS</text:p>
          </table:table-cell>
          <table:table-cell office:value-type="string" calcext:value-type="string">
            <text:p><text:s/>13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8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8.14" calcext:value-type="float">
            <text:p>48,1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3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3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3.41" calcext:value-type="float">
            <text:p>53,4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722:.J755])" office:value-type="float" office:value="51.6991666666667" calcext:value-type="float">
            <text:p>51,70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12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4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4.96" calcext:value-type="float">
            <text:p>54,9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12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6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6.45" calcext:value-type="float">
            <text:p>56,4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3 Max_FPS</text:p>
          </table:table-cell>
          <table:table-cell office:value-type="string" calcext:value-type="string">
            <text:p><text:s/>12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7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7.43" calcext:value-type="float">
            <text:p>57,4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13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2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2.96" calcext:value-type="float">
            <text:p>52,9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8 Max_FPS</text:p>
          </table:table-cell>
          <table:table-cell office:value-type="string" calcext:value-type="string">
            <text:p><text:s/>13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4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4.9" calcext:value-type="float">
            <text:p>54,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9 Max_FPS</text:p>
          </table:table-cell>
          <table:table-cell office:value-type="string" calcext:value-type="string">
            <text:p><text:s/>13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5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5.24" calcext:value-type="float">
            <text:p>55,2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3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7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7.62" calcext:value-type="float">
            <text:p>47,6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3 Max_FPS</text:p>
          </table:table-cell>
          <table:table-cell office:value-type="string" calcext:value-type="string">
            <text:p><text:s/>12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96" calcext:value-type="float">
            <text:p>63,9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3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4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4.69" calcext:value-type="float">
            <text:p>54,6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4 Max_FPS</text:p>
          </table:table-cell>
          <table:table-cell office:value-type="string" calcext:value-type="string">
            <text:p><text:s/>12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6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6.1" calcext:value-type="float">
            <text:p>56,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9 Max_FPS</text:p>
          </table:table-cell>
          <table:table-cell office:value-type="string" calcext:value-type="string">
            <text:p><text:s/>12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0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0.2" calcext:value-type="float">
            <text:p>60,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2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6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6.86" calcext:value-type="float">
            <text:p>56,8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758:.J791])" office:value-type="float" office:value="55.9475" calcext:value-type="float">
            <text:p>55,95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2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7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7.8" calcext:value-type="float">
            <text:p>57,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12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5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5.99" calcext:value-type="float">
            <text:p>45,9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3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3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3.85" calcext:value-type="float">
            <text:p>53,8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2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2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2.14" calcext:value-type="float">
            <text:p>52,1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3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6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6.35" calcext:value-type="float">
            <text:p>56,3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3 Max_FPS</text:p>
          </table:table-cell>
          <table:table-cell office:value-type="string" calcext:value-type="string">
            <text:p><text:s/>12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2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2.81" calcext:value-type="float">
            <text:p>52,8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12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5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5.51" calcext:value-type="float">
            <text:p>55,5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12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6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6.49" calcext:value-type="float">
            <text:p>56,4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2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3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3.35" calcext:value-type="float">
            <text:p>53,3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9 Max_FPS</text:p>
          </table:table-cell>
          <table:table-cell office:value-type="string" calcext:value-type="string">
            <text:p><text:s/>12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3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3.6" calcext:value-type="float">
            <text:p>43,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0 Max_FPS</text:p>
          </table:table-cell>
          <table:table-cell office:value-type="string" calcext:value-type="string">
            <text:p><text:s/>13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3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3.85" calcext:value-type="float">
            <text:p>43,8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29 Max_FPS</text:p>
          </table:table-cell>
          <table:table-cell office:value-type="string" calcext:value-type="string">
            <text:p><text:s/>12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2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2.32" calcext:value-type="float">
            <text:p>62,3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794:.J827])" office:value-type="float" office:value="52.8383333333333" calcext:value-type="float">
            <text:p>52,84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11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2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2.12" calcext:value-type="float">
            <text:p>52,1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2 Max_FPS</text:p>
          </table:table-cell>
          <table:table-cell office:value-type="string" calcext:value-type="string">
            <text:p><text:s/>12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5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5.59" calcext:value-type="float">
            <text:p>55,5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8 Max_FPS</text:p>
          </table:table-cell>
          <table:table-cell office:value-type="string" calcext:value-type="string">
            <text:p><text:s/>12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9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9.91" calcext:value-type="float">
            <text:p>49,9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1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4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4.85" calcext:value-type="float">
            <text:p>54,8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2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7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7.32" calcext:value-type="float">
            <text:p>47,3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8 Max_FPS</text:p>
          </table:table-cell>
          <table:table-cell office:value-type="string" calcext:value-type="string">
            <text:p><text:s/>12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2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2.46" calcext:value-type="float">
            <text:p>52,4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2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8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8.18" calcext:value-type="float">
            <text:p>58,1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2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6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6.97" calcext:value-type="float">
            <text:p>56,9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1 Max_FPS</text:p>
          </table:table-cell>
          <table:table-cell office:value-type="string" calcext:value-type="string">
            <text:p><text:s/>12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8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8.73" calcext:value-type="float">
            <text:p>68,7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12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1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1.6" calcext:value-type="float">
            <text:p>51,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8 Max_FPS</text:p>
          </table:table-cell>
          <table:table-cell office:value-type="string" calcext:value-type="string">
            <text:p><text:s/>12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8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8.23" calcext:value-type="float">
            <text:p>48,2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2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4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4.32" calcext:value-type="float">
            <text:p>54,3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830:.J863])" office:value-type="float" office:value="54.19" calcext:value-type="float">
            <text:p>54,19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2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2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2.18" calcext:value-type="float">
            <text:p>32,1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3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6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6.05" calcext:value-type="float">
            <text:p>36,0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7 Max_FPS</text:p>
          </table:table-cell>
          <table:table-cell office:value-type="string" calcext:value-type="string">
            <text:p><text:s/>14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.16" calcext:value-type="float">
            <text:p>38,1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3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9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9.24" calcext:value-type="float">
            <text:p>39,2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4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9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9.63" calcext:value-type="float">
            <text:p>39,6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2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9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9.74" calcext:value-type="float">
            <text:p>39,7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3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.42" calcext:value-type="float">
            <text:p>38,4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3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9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9.33" calcext:value-type="float">
            <text:p>39,3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3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.61" calcext:value-type="float">
            <text:p>38,6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5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3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3.34" calcext:value-type="float">
            <text:p>33,3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2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2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2.21" calcext:value-type="float">
            <text:p>32,2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1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2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2.79" calcext:value-type="float">
            <text:p>32,7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866:.J899])" office:value-type="float" office:value="36.6416666666667" calcext:value-type="float">
            <text:p>36,64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2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.32" calcext:value-type="float">
            <text:p>38,3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3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.99" calcext:value-type="float">
            <text:p>38,9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2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7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7.79" calcext:value-type="float">
            <text:p>37,7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2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.98" calcext:value-type="float">
            <text:p>38,9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2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6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6.49" calcext:value-type="float">
            <text:p>36,4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4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.54" calcext:value-type="float">
            <text:p>38,5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2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6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6.28" calcext:value-type="float">
            <text:p>36,2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4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6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6.82" calcext:value-type="float">
            <text:p>36,8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2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5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5.65" calcext:value-type="float">
            <text:p>35,6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2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.37" calcext:value-type="float">
            <text:p>38,3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3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7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7.67" calcext:value-type="float">
            <text:p>37,6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3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.53" calcext:value-type="float">
            <text:p>38,5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902:.J935])" office:value-type="float" office:value="37.7025" calcext:value-type="float">
            <text:p>37,70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2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.86" calcext:value-type="float">
            <text:p>38,8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3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5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5.55" calcext:value-type="float">
            <text:p>35,5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2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.45" calcext:value-type="float">
            <text:p>38,4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2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3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3.68" calcext:value-type="float">
            <text:p>33,6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3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7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7.57" calcext:value-type="float">
            <text:p>37,5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2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6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6.18" calcext:value-type="float">
            <text:p>36,1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3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6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6.98" calcext:value-type="float">
            <text:p>36,9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2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9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9.05" calcext:value-type="float">
            <text:p>39,0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3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9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9.65" calcext:value-type="float">
            <text:p>39,6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4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.6" calcext:value-type="float">
            <text:p>38,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2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3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3.64" calcext:value-type="float">
            <text:p>33,6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3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5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5.88" calcext:value-type="float">
            <text:p>35,8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938:.J971])" office:value-type="float" office:value="37.0075" calcext:value-type="float">
            <text:p>37,01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2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.37" calcext:value-type="float">
            <text:p>38,3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4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2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2.58" calcext:value-type="float">
            <text:p>32,5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3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7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7.03" calcext:value-type="float">
            <text:p>37,0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5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.2" calcext:value-type="float">
            <text:p>34,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2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7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7.26" calcext:value-type="float">
            <text:p>37,2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2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2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2.37" calcext:value-type="float">
            <text:p>32,3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2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3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3.62" calcext:value-type="float">
            <text:p>33,6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4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.85" calcext:value-type="float">
            <text:p>38,8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6 Max_FPS</text:p>
          </table:table-cell>
          <table:table-cell office:value-type="string" calcext:value-type="string">
            <text:p><text:s/>13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5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5.9" calcext:value-type="float">
            <text:p>35,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2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.67" calcext:value-type="float">
            <text:p>38,6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2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.46" calcext:value-type="float">
            <text:p>34,4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5 Max_FPS</text:p>
          </table:table-cell>
          <table:table-cell office:value-type="string" calcext:value-type="string">
            <text:p><text:s/>12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1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1.94" calcext:value-type="float">
            <text:p>31,9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974:.J1007])" office:value-type="float" office:value="35.4375" calcext:value-type="float">
            <text:p>35,44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41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41.39" calcext:value-type="float">
            <text:p>2241,3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58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58.93" calcext:value-type="float">
            <text:p>2258,9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37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37.69" calcext:value-type="float">
            <text:p>2237,6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39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39.28" calcext:value-type="float">
            <text:p>2239,2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40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40.78" calcext:value-type="float">
            <text:p>2240,7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42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42.82" calcext:value-type="float">
            <text:p>2242,8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50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50.94" calcext:value-type="float">
            <text:p>2250,9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41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41.96" calcext:value-type="float">
            <text:p>2241,9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57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57.67" calcext:value-type="float">
            <text:p>2257,6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49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49.32" calcext:value-type="float">
            <text:p>2249,3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54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54.9" calcext:value-type="float">
            <text:p>2254,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57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57.92" calcext:value-type="float">
            <text:p>2257,9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1010:.J1043])" office:value-type="float" office:value="2247.8" calcext:value-type="float">
            <text:p>2.247,80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95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95.79" calcext:value-type="float">
            <text:p>1595,7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04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04.44" calcext:value-type="float">
            <text:p>1604,4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94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94.99" calcext:value-type="float">
            <text:p>1594,9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97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97.57" calcext:value-type="float">
            <text:p>1597,5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12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01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01.11" calcext:value-type="float">
            <text:p>1601,1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13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13.57" calcext:value-type="float">
            <text:p>1613,5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96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96.77" calcext:value-type="float">
            <text:p>1596,7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01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01.25" calcext:value-type="float">
            <text:p>1601,2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99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99.89" calcext:value-type="float">
            <text:p>1599,8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10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10.94" calcext:value-type="float">
            <text:p>1610,9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16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16.05" calcext:value-type="float">
            <text:p>1616,0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1046:.J1079])" office:value-type="float" office:value="1603.6975" calcext:value-type="float">
            <text:p>1.603,70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5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5.23" calcext:value-type="float">
            <text:p>1065,2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7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7.34" calcext:value-type="float">
            <text:p>1067,3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7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7.54" calcext:value-type="float">
            <text:p>1057,5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3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3.85" calcext:value-type="float">
            <text:p>1063,8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8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8.77" calcext:value-type="float">
            <text:p>1058,7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0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0.01" calcext:value-type="float">
            <text:p>1060,0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0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0.34" calcext:value-type="float">
            <text:p>1060,3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1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1.14" calcext:value-type="float">
            <text:p>1061,1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3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3.89" calcext:value-type="float">
            <text:p>1053,8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1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1.81" calcext:value-type="float">
            <text:p>1061,8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9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9.19" calcext:value-type="float">
            <text:p>1059,1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1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1.92" calcext:value-type="float">
            <text:p>1051,9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1082:.J1115])" office:value-type="float" office:value="1060.08583333333" calcext:value-type="float">
            <text:p>1.060,09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0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0.97" calcext:value-type="float">
            <text:p>630,9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4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4.79" calcext:value-type="float">
            <text:p>634,7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26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26.52" calcext:value-type="float">
            <text:p>626,5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3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3.73" calcext:value-type="float">
            <text:p>633,7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1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1.11" calcext:value-type="float">
            <text:p>641,1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66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66.64" calcext:value-type="float">
            <text:p>666,6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69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69.59" calcext:value-type="float">
            <text:p>669,5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7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7.69" calcext:value-type="float">
            <text:p>657,6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65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65.88" calcext:value-type="float">
            <text:p>665,8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9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9.41" calcext:value-type="float">
            <text:p>659,4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66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66.8" calcext:value-type="float">
            <text:p>666,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79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79.53" calcext:value-type="float">
            <text:p>679,5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1118:.J1151])" office:value-type="float" office:value="652.721666666667" calcext:value-type="float">
            <text:p>652,72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57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57.17" calcext:value-type="float">
            <text:p>357,1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58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58.65" calcext:value-type="float">
            <text:p>358,6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54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54.86" calcext:value-type="float">
            <text:p>354,8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55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55.85" calcext:value-type="float">
            <text:p>355,8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54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54.68" calcext:value-type="float">
            <text:p>354,6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56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56.68" calcext:value-type="float">
            <text:p>356,6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53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53.2" calcext:value-type="float">
            <text:p>353,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59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59.81" calcext:value-type="float">
            <text:p>359,8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65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65.02" calcext:value-type="float">
            <text:p>365,0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65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65.5" calcext:value-type="float">
            <text:p>365,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55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55.02" calcext:value-type="float">
            <text:p>355,0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52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52.95" calcext:value-type="float">
            <text:p>352,9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1154:.J1187])" office:value-type="float" office:value="357.449166666667" calcext:value-type="float">
            <text:p>357,45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41" calcext:value-type="float">
            <text:p>141,4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32" calcext:value-type="float">
            <text:p>141,3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41" calcext:value-type="float">
            <text:p>138,4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1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1.14" calcext:value-type="float">
            <text:p>131,1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3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3.12" calcext:value-type="float">
            <text:p>133,1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96" calcext:value-type="float">
            <text:p>138,9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99" calcext:value-type="float">
            <text:p>139,9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53" calcext:value-type="float">
            <text:p>148,5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3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3.24" calcext:value-type="float">
            <text:p>143,2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1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1.57" calcext:value-type="float">
            <text:p>131,5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1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1.71" calcext:value-type="float">
            <text:p>131,7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26" calcext:value-type="float">
            <text:p>140,2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1190:.J1223])" office:value-type="float" office:value="138.305" calcext:value-type="float">
            <text:p>138,31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26 Max_FPS</text:p>
          </table:table-cell>
          <table:table-cell office:value-type="string" calcext:value-type="string">
            <text:p><text:s/>4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7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7.09" calcext:value-type="float">
            <text:p>57,0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25 Max_FPS</text:p>
          </table:table-cell>
          <table:table-cell office:value-type="string" calcext:value-type="string">
            <text:p><text:s/>4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7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7.93" calcext:value-type="float">
            <text:p>57,9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29 Max_FPS</text:p>
          </table:table-cell>
          <table:table-cell office:value-type="string" calcext:value-type="string">
            <text:p><text:s/>4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8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8.23" calcext:value-type="float">
            <text:p>58,2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26 Max_FPS</text:p>
          </table:table-cell>
          <table:table-cell office:value-type="string" calcext:value-type="string">
            <text:p><text:s/>4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0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0.68" calcext:value-type="float">
            <text:p>60,6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27 Max_FPS</text:p>
          </table:table-cell>
          <table:table-cell office:value-type="string" calcext:value-type="string">
            <text:p><text:s/>4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0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0.61" calcext:value-type="float">
            <text:p>60,6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23 Max_FPS</text:p>
          </table:table-cell>
          <table:table-cell office:value-type="string" calcext:value-type="string">
            <text:p><text:s/>4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6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6.04" calcext:value-type="float">
            <text:p>66,0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26 Max_FPS</text:p>
          </table:table-cell>
          <table:table-cell office:value-type="string" calcext:value-type="string">
            <text:p><text:s/>4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0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0.41" calcext:value-type="float">
            <text:p>60,4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24 Max_FPS</text:p>
          </table:table-cell>
          <table:table-cell office:value-type="string" calcext:value-type="string">
            <text:p><text:s/>4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62" calcext:value-type="float">
            <text:p>64,6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27 Max_FPS</text:p>
          </table:table-cell>
          <table:table-cell office:value-type="string" calcext:value-type="string">
            <text:p><text:s/>4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0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0.19" calcext:value-type="float">
            <text:p>60,1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25 Max_FPS</text:p>
          </table:table-cell>
          <table:table-cell office:value-type="string" calcext:value-type="string">
            <text:p><text:s/>4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6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6.75" calcext:value-type="float">
            <text:p>66,7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27 Max_FPS</text:p>
          </table:table-cell>
          <table:table-cell office:value-type="string" calcext:value-type="string">
            <text:p><text:s/>4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62" calcext:value-type="float">
            <text:p>65,6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25 Max_FPS</text:p>
          </table:table-cell>
          <table:table-cell office:value-type="string" calcext:value-type="string">
            <text:p><text:s/>4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12" calcext:value-type="float">
            <text:p>63,1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1226:.J1259])" office:value-type="float" office:value="61.7741666666667" calcext:value-type="float">
            <text:p>61,77</text:p>
          </table:table-cell>
        </table:table-row>
        <table:table-row table:style-name="ro1" table:number-rows-repeated="104731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Graphics" table:style-name="ta1">
        <table:shapes>
          <draw:frame draw:z-index="0" draw:style-name="gr1" draw:text-style-name="P1" svg:width="15.999cm" svg:height="8.999cm" svg:x="27.237cm" svg:y="0.165cm">
            <draw:object draw:notify-on-update-of-ranges="Graphics.A2:Graphics.A8 Graphics.B1:Graphics.B1 Graphics.B2:Graphics.B8 Graphics.C1:Graphics.C1 Graphics.C2:Graphics.C8 Graphics.D1:Graphics.D1 Graphics.D2:Graphics.D8 Graphics.E1:Graphics.E1 Graphics.E2:Graphics.E8 Graphics.F1:Graphics.F1 Graphics.F2:Graphics.F8 Graphics.G1:Graphics.G1 Graphics.G2:Graphics.G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7.245cm" svg:y="10.141cm">
            <draw:object draw:notify-on-update-of-ranges="Graphics.E26:Graphics.E32 Graphics.H25:Graphics.H25 Graphics.H26:Graphics.H32 Graphics.I25:Graphics.I25 Graphics.I26:Graphics.I32 Graphics.J25:Graphics.J25 Graphics.J26:Graphics.J32 Graphics.K25:Graphics.K25 Graphics.K26:Graphics.K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7.277cm" svg:y="20.167cm">
            <draw:object draw:notify-on-update-of-ranges="Graphics.E50:Graphics.E56 Graphics.H49:Graphics.H49 Graphics.H50:Graphics.H56 Graphics.I49:Graphics.I49 Graphics.I50:Graphics.I56 Graphics.J49:Graphics.J49 Graphics.J50:Graphics.J56 Graphics.K49:Graphics.K49 Graphics.K50:Graphics.K5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ce8"/>
        <table:table-column table:style-name="co3" table:default-cell-style-name="ce16"/>
        <table:table-column table:style-name="co3" table:default-cell-style-name="ce24"/>
        <table:table-column table:style-name="co3" table:number-columns-repeated="8" table:default-cell-style-name="Default"/>
        <table:table-row table:style-name="ro1">
          <table:table-cell table:style-name="ce2" office:value-type="string" calcext:value-type="string">
            <text:p>Flocking Medias: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143.348333333333" calcext:value-type="float">
            <text:p>143,35</text:p>
          </table:table-cell>
          <table:table-cell table:style-name="ce19" office:value-type="float" office:value="183.405833333333" calcext:value-type="float">
            <text:p>183,41</text:p>
          </table:table-cell>
          <table:table-cell table:style-name="ce19" office:value-type="float" office:value="35.44" calcext:value-type="float">
            <text:p>35,44</text:p>
          </table:table-cell>
          <table:table-cell table:style-name="ce19" office:value-type="float" office:value="37.01" calcext:value-type="float">
            <text:p>37,01</text:p>
          </table:table-cell>
          <table:table-cell table:style-name="ce19" office:value-type="float" office:value="37.7" calcext:value-type="float">
            <text:p>37,70</text:p>
          </table:table-cell>
          <table:table-cell table:style-name="ce26" office:value-type="float" office:value="36.64" calcext:value-type="float">
            <text:p>36,64</text:p>
          </table:table-cell>
          <table:table-cell table:number-columns-repeated="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218.356666666667" calcext:value-type="float">
            <text:p>218,36</text:p>
          </table:table-cell>
          <table:table-cell table:style-name="ce20" office:value-type="float" office:value="192.421666666667" calcext:value-type="float">
            <text:p>192,42</text:p>
          </table:table-cell>
          <table:table-cell table:style-name="ce20" office:value-type="float" office:value="54.19" calcext:value-type="float">
            <text:p>54,19</text:p>
          </table:table-cell>
          <table:table-cell table:style-name="ce20" office:value-type="float" office:value="52.84" calcext:value-type="float">
            <text:p>52,84</text:p>
          </table:table-cell>
          <table:table-cell table:style-name="ce20" office:value-type="float" office:value="55.95" calcext:value-type="float">
            <text:p>55,95</text:p>
          </table:table-cell>
          <table:table-cell table:style-name="ce27" office:value-type="float" office:value="51.7" calcext:value-type="float">
            <text:p>51,70</text:p>
          </table:table-cell>
          <table:table-cell table:number-columns-repeated="4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397.82" calcext:value-type="float">
            <text:p>397,82</text:p>
          </table:table-cell>
          <table:table-cell table:style-name="ce20" office:value-type="float" office:value="215.023333333333" calcext:value-type="float">
            <text:p>215,02</text:p>
          </table:table-cell>
          <table:table-cell table:style-name="ce20" office:value-type="float" office:value="81.07" calcext:value-type="float">
            <text:p>81,07</text:p>
          </table:table-cell>
          <table:table-cell table:style-name="ce20" office:value-type="float" office:value="78.58" calcext:value-type="float">
            <text:p>78,58</text:p>
          </table:table-cell>
          <table:table-cell table:style-name="ce20" office:value-type="float" office:value="71.85" calcext:value-type="float">
            <text:p>71,85</text:p>
          </table:table-cell>
          <table:table-cell table:style-name="ce27" office:value-type="float" office:value="76.05" calcext:value-type="float">
            <text:p>76,05</text:p>
          </table:table-cell>
          <table:table-cell table:number-columns-repeated="4"/>
        </table:table-row>
        <table:table-row table:style-name="ro1"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696.358333333333" calcext:value-type="float">
            <text:p>696,36</text:p>
          </table:table-cell>
          <table:table-cell table:style-name="ce20" office:value-type="float" office:value="251.514166666667" calcext:value-type="float">
            <text:p>251,51</text:p>
          </table:table-cell>
          <table:table-cell table:style-name="ce20" office:value-type="float" office:value="128.34" calcext:value-type="float">
            <text:p>128,34</text:p>
          </table:table-cell>
          <table:table-cell table:style-name="ce20" office:value-type="float" office:value="110.16" calcext:value-type="float">
            <text:p>110,16</text:p>
          </table:table-cell>
          <table:table-cell table:style-name="ce20" office:value-type="float" office:value="113.24" calcext:value-type="float">
            <text:p>113,24</text:p>
          </table:table-cell>
          <table:table-cell table:style-name="ce27" office:value-type="float" office:value="100.72" calcext:value-type="float">
            <text:p>100,72</text:p>
          </table:table-cell>
          <table:table-cell table:number-columns-repeated="4"/>
        </table:table-row>
        <table:table-row table:style-name="ro1"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1107.315" calcext:value-type="float">
            <text:p>1107,32</text:p>
          </table:table-cell>
          <table:table-cell table:style-name="ce20" office:value-type="float" office:value="276.144166666667" calcext:value-type="float">
            <text:p>276,14</text:p>
          </table:table-cell>
          <table:table-cell table:style-name="ce20" office:value-type="float" office:value="224.23" calcext:value-type="float">
            <text:p>224,23</text:p>
          </table:table-cell>
          <table:table-cell table:style-name="ce20" office:value-type="float" office:value="205.56" calcext:value-type="float">
            <text:p>205,56</text:p>
          </table:table-cell>
          <table:table-cell table:style-name="ce20" office:value-type="float" office:value="174.13" calcext:value-type="float">
            <text:p>174,13</text:p>
          </table:table-cell>
          <table:table-cell table:style-name="ce27" office:value-type="float" office:value="181.37" calcext:value-type="float">
            <text:p>181,37</text:p>
          </table:table-cell>
          <table:table-cell table:number-columns-repeated="4"/>
        </table:table-row>
        <table:table-row table:style-name="ro1"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1625.07666666667" calcext:value-type="float">
            <text:p>1625,08</text:p>
          </table:table-cell>
          <table:table-cell table:style-name="ce20" office:value-type="float" office:value="301.474166666667" calcext:value-type="float">
            <text:p>301,47</text:p>
          </table:table-cell>
          <table:table-cell table:style-name="ce20" office:value-type="float" office:value="334.53" calcext:value-type="float">
            <text:p>334,53</text:p>
          </table:table-cell>
          <table:table-cell table:style-name="ce20" office:value-type="float" office:value="321.72" calcext:value-type="float">
            <text:p>321,72</text:p>
          </table:table-cell>
          <table:table-cell table:style-name="ce20" office:value-type="float" office:value="310.96" calcext:value-type="float">
            <text:p>310,96</text:p>
          </table:table-cell>
          <table:table-cell table:style-name="ce27" office:value-type="float" office:value="314.02" calcext:value-type="float">
            <text:p>314,02</text:p>
          </table:table-cell>
          <table:table-cell table:number-columns-repeated="4"/>
        </table:table-row>
        <table:table-row table:style-name="ro1"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2249.915" calcext:value-type="float">
            <text:p>2249,92</text:p>
          </table:table-cell>
          <table:table-cell table:style-name="ce21" office:value-type="float" office:value="343.075833333333" calcext:value-type="float">
            <text:p>343,08</text:p>
          </table:table-cell>
          <table:table-cell table:style-name="ce21" office:value-type="float" office:value="365.2" calcext:value-type="float">
            <text:p>365,20</text:p>
          </table:table-cell>
          <table:table-cell table:style-name="ce21" office:value-type="float" office:value="368.75" calcext:value-type="float">
            <text:p>368,75</text:p>
          </table:table-cell>
          <table:table-cell table:style-name="ce21" office:value-type="float" office:value="373.33" calcext:value-type="float">
            <text:p>373,33</text:p>
          </table:table-cell>
          <table:table-cell table:style-name="ce28" office:value-type="float" office:value="368.32" calcext:value-type="float">
            <text:p>368,32</text:p>
          </table:table-cell>
          <table:table-cell table:number-columns-repeated="4"/>
        </table:table-row>
        <table:table-row table:style-name="ro1" table:number-rows-repeated="4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6" office:value-type="string" calcext:value-type="string">
            <text:p>Flocking Medias:</text:p>
          </table:table-cell>
          <table:table-cell table:style-name="ce14"/>
          <table:table-cell table:style-name="ce22"/>
          <table:table-cell table:number-columns-repeated="8"/>
        </table:table-row>
        <table:table-row table:style-name="ro1">
          <table:table-cell table:style-name="ce7" office:value-type="float" office:value="1440" calcext:value-type="float">
            <text:p>1440</text:p>
          </table:table-cell>
          <table:table-cell table:style-name="ce15" office:value-type="float" office:value="8" calcext:value-type="float">
            <text:p>8</text:p>
          </table:table-cell>
          <table:table-cell table:style-name="ce23" office:value-type="float" office:value="368.32" calcext:value-type="float">
            <text:p>368,32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" calcext:value-type="float">
            <text:p>6</text:p>
          </table:table-cell>
          <table:table-cell office:value-type="float" office:value="373.33" calcext:value-type="float">
            <text:p>373,33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4" calcext:value-type="float">
            <text:p>4</text:p>
          </table:table-cell>
          <table:table-cell office:value-type="float" office:value="368.75" calcext:value-type="float">
            <text:p>368,75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" calcext:value-type="float">
            <text:p>2</text:p>
          </table:table-cell>
          <table:table-cell office:value-type="float" office:value="365.2" calcext:value-type="float">
            <text:p>365,20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314.02" calcext:value-type="float">
            <text:p>314,02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310.96" calcext:value-type="float">
            <text:p>310,96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321.72" calcext:value-type="float">
            <text:p>321,72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334.53" calcext:value-type="float">
            <text:p>334,53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" calcext:value-type="float">
            <text:p>8</text:p>
          </table:table-cell>
          <table:table-cell office:value-type="float" office:value="181.37" calcext:value-type="float">
            <text:p>181,37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" calcext:value-type="float">
            <text:p>6</text:p>
          </table:table-cell>
          <table:table-cell office:value-type="float" office:value="174.13" calcext:value-type="float">
            <text:p>174,13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" calcext:value-type="float">
            <text:p>4</text:p>
          </table:table-cell>
          <table:table-cell office:value-type="float" office:value="205.56" calcext:value-type="float">
            <text:p>205,56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" calcext:value-type="float">
            <text:p>2</text:p>
          </table:table-cell>
          <table:table-cell office:value-type="float" office:value="224.23" calcext:value-type="float">
            <text:p>224,23</text:p>
          </table:table-cell>
          <table:table-cell/>
          <table:table-cell table:style-name="ce2" office:value-type="string" calcext:value-type="string">
            <text:p>Flocking Gain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office:value-type="float" office:value="100.72" calcext:value-type="float">
            <text:p>100,72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143.348333333333" calcext:value-type="float">
            <text:p>143,35</text:p>
          </table:table-cell>
          <table:table-cell table:style-name="ce29" office:value-type="string" calcext:value-type="string">
            <text:p>x</text:p>
          </table:table-cell>
          <table:table-cell table:style-name="ce19" table:formula="of:=[.F26]/[.D2]" office:value-type="float" office:value="4.04481753197892" calcext:value-type="float">
            <text:p>4,04</text:p>
          </table:table-cell>
          <table:table-cell table:style-name="ce19" table:formula="of:=[.F26]/[.E2]" office:value-type="float" office:value="3.87323245969557" calcext:value-type="float">
            <text:p>3,87</text:p>
          </table:table-cell>
          <table:table-cell table:style-name="ce19" table:formula="of:=[.F26]/[.F2]" office:value-type="float" office:value="3.8023430592396" calcext:value-type="float">
            <text:p>3,80</text:p>
          </table:table-cell>
          <table:table-cell table:style-name="ce26" table:formula="of:=[.F26]/[.G2]" office:value-type="float" office:value="3.91234534206695" calcext:value-type="float">
            <text:p>3,9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" calcext:value-type="float">
            <text:p>6</text:p>
          </table:table-cell>
          <table:table-cell office:value-type="float" office:value="113.24" calcext:value-type="float">
            <text:p>113,24</text:p>
          </table:table-cell>
          <table:table-cell/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218.356666666667" calcext:value-type="float">
            <text:p>218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7]/[.D3]" office:value-type="float" office:value="4.0294642307929" calcext:value-type="float">
            <text:p>4,03</text:p>
          </table:table-cell>
          <table:table-cell table:style-name="ce20" table:formula="of:=[.F27]/[.E3]" office:value-type="float" office:value="4.13241231390362" calcext:value-type="float">
            <text:p>4,13</text:p>
          </table:table-cell>
          <table:table-cell table:style-name="ce20" table:formula="of:=[.F27]/[.F3]" office:value-type="float" office:value="3.9027107536491" calcext:value-type="float">
            <text:p>3,90</text:p>
          </table:table-cell>
          <table:table-cell table:style-name="ce27" table:formula="of:=[.F27]/[.G3]" office:value-type="float" office:value="4.22353320438428" calcext:value-type="float">
            <text:p>4,2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float" office:value="110.16" calcext:value-type="float">
            <text:p>110,16</text:p>
          </table:table-cell>
          <table:table-cell/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397.82" calcext:value-type="float">
            <text:p>397,8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8]/[.D4]" office:value-type="float" office:value="4.90711730603182" calcext:value-type="float">
            <text:p>4,91</text:p>
          </table:table-cell>
          <table:table-cell table:style-name="ce20" table:formula="of:=[.F28]/[.E4]" office:value-type="float" office:value="5.06261135148893" calcext:value-type="float">
            <text:p>5,06</text:p>
          </table:table-cell>
          <table:table-cell table:style-name="ce20" table:formula="of:=[.F28]/[.F4]" office:value-type="float" office:value="5.53681280445372" calcext:value-type="float">
            <text:p>5,54</text:p>
          </table:table-cell>
          <table:table-cell table:style-name="ce27" table:formula="of:=[.F28]/[.G4]" office:value-type="float" office:value="5.2310322156476" calcext:value-type="float">
            <text:p>5,2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float" office:value="128.34" calcext:value-type="float">
            <text:p>128,34</text:p>
          </table:table-cell>
          <table:table-cell/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696.358333333333" calcext:value-type="float">
            <text:p>696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9]/[.D5]" office:value-type="float" office:value="5.42588696691081" calcext:value-type="float">
            <text:p>5,43</text:p>
          </table:table-cell>
          <table:table-cell table:style-name="ce20" table:formula="of:=[.F29]/[.E5]" office:value-type="float" office:value="6.32133563301864" calcext:value-type="float">
            <text:p>6,32</text:p>
          </table:table-cell>
          <table:table-cell table:style-name="ce20" table:formula="of:=[.F29]/[.F5]" office:value-type="float" office:value="6.14940244907571" calcext:value-type="float">
            <text:p>6,15</text:p>
          </table:table-cell>
          <table:table-cell table:style-name="ce27" table:formula="of:=[.F29]/[.G5]" office:value-type="float" office:value="6.91380394492984" calcext:value-type="float">
            <text:p>6,9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76.05" calcext:value-type="float">
            <text:p>76,05</text:p>
          </table:table-cell>
          <table:table-cell/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1107.315" calcext:value-type="float">
            <text:p>1107,3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30]/[.D6]" office:value-type="float" office:value="4.93829995986264" calcext:value-type="float">
            <text:p>4,94</text:p>
          </table:table-cell>
          <table:table-cell table:style-name="ce20" table:formula="of:=[.F30]/[.E6]" office:value-type="float" office:value="5.38682136602452" calcext:value-type="float">
            <text:p>5,39</text:p>
          </table:table-cell>
          <table:table-cell table:style-name="ce20" table:formula="of:=[.F30]/[.F6]" office:value-type="float" office:value="6.35912823752369" calcext:value-type="float">
            <text:p>6,36</text:p>
          </table:table-cell>
          <table:table-cell table:style-name="ce27" table:formula="of:=[.F30]/[.G6]" office:value-type="float" office:value="6.10528202017974" calcext:value-type="float">
            <text:p>6,1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office:value-type="float" office:value="71.85" calcext:value-type="float">
            <text:p>71,85</text:p>
          </table:table-cell>
          <table:table-cell/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1625.07666666667" calcext:value-type="float">
            <text:p>1625,08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31]/[.D7]" office:value-type="float" office:value="4.85779053199017" calcext:value-type="float">
            <text:p>4,86</text:p>
          </table:table-cell>
          <table:table-cell table:style-name="ce20" table:formula="of:=[.F31]/[.E7]" office:value-type="float" office:value="5.05121430643625" calcext:value-type="float">
            <text:p>5,05</text:p>
          </table:table-cell>
          <table:table-cell table:style-name="ce20" table:formula="of:=[.F31]/[.F7]" office:value-type="float" office:value="5.22599905668469" calcext:value-type="float">
            <text:p>5,23</text:p>
          </table:table-cell>
          <table:table-cell table:style-name="ce27" table:formula="of:=[.F31]/[.G7]" office:value-type="float" office:value="5.1750737744942" calcext:value-type="float">
            <text:p>5,1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78.58" calcext:value-type="float">
            <text:p>78,58</text:p>
          </table:table-cell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2249.915" calcext:value-type="float">
            <text:p>2249,92</text:p>
          </table:table-cell>
          <table:table-cell table:style-name="ce31" office:value-type="string" calcext:value-type="string">
            <text:p>x</text:p>
          </table:table-cell>
          <table:table-cell table:style-name="ce21" table:formula="of:=[.F32]/[.D8]" office:value-type="float" office:value="6.16077491785323" calcext:value-type="float">
            <text:p>6,16</text:p>
          </table:table-cell>
          <table:table-cell table:style-name="ce21" table:formula="of:=[.F32]/[.E8]" office:value-type="float" office:value="6.10146440677966" calcext:value-type="float">
            <text:p>6,10</text:p>
          </table:table-cell>
          <table:table-cell table:style-name="ce21" table:formula="of:=[.F32]/[.F8]" office:value-type="float" office:value="6.02661184474861" calcext:value-type="float">
            <text:p>6,03</text:p>
          </table:table-cell>
          <table:table-cell table:style-name="ce28" table:formula="of:=[.F32]/[.G8]" office:value-type="float" office:value="6.10858764118158" calcext:value-type="float">
            <text:p>6,1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float" office:value="81.07" calcext:value-type="float">
            <text:p>81,07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51.7" calcext:value-type="float">
            <text:p>51,7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55.95" calcext:value-type="float">
            <text:p>55,95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52.84" calcext:value-type="float">
            <text:p>52,84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54.19" calcext:value-type="float">
            <text:p>54,19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6.64" calcext:value-type="float">
            <text:p>36,64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37.7" calcext:value-type="float">
            <text:p>37,70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7.01" calcext:value-type="float">
            <text:p>37,01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35.44" calcext:value-type="float">
            <text:p>35,44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343.075833333333" calcext:value-type="float">
            <text:p>343,08</text:p>
          </table:table-cell>
          <table:table-cell office:value-type="string" calcext:value-type="string">
            <text:p><text:s/>1 SJ and 1 S from batch 1 tests</text:p>
          </table:table-cell>
          <table:table-cell table:number-columns-repeated="7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301.474166666667" calcext:value-type="float">
            <text:p>301,47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276.144166666667" calcext:value-type="float">
            <text:p>276,14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251.514166666667" calcext:value-type="float">
            <text:p>251,51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215.023333333333" calcext:value-type="float">
            <text:p>215,02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92.421666666667" calcext:value-type="float">
            <text:p>192,42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83.405833333333" calcext:value-type="float">
            <text:p>183,41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2249.915" calcext:value-type="float">
            <text:p>2249,92</text:p>
          </table:table-cell>
          <table:table-cell/>
          <table:table-cell table:style-name="ce2" office:value-type="string" calcext:value-type="string">
            <text:p>Flocking Efficiency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625.07666666667" calcext:value-type="float">
            <text:p>1625,08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143.348333333333" calcext:value-type="float">
            <text:p>143,35</text:p>
          </table:table-cell>
          <table:table-cell table:style-name="ce29" office:value-type="string" calcext:value-type="string">
            <text:p>x</text:p>
          </table:table-cell>
          <table:table-cell table:style-name="ce19" table:formula="of:=[.H26]/[.H49]" office:value-type="float" office:value="2.02240876598946" calcext:value-type="float">
            <text:p>2,02</text:p>
          </table:table-cell>
          <table:table-cell table:style-name="ce19" table:formula="of:=[.I26]/[.I49]" office:value-type="float" office:value="0.968308114923892" calcext:value-type="float">
            <text:p>0,97</text:p>
          </table:table-cell>
          <table:table-cell table:style-name="ce19" table:formula="of:=[.J26]/[.J49]" office:value-type="float" office:value="0.6337238432066" calcext:value-type="float">
            <text:p>0,63</text:p>
          </table:table-cell>
          <table:table-cell table:style-name="ce26" table:formula="of:=[.K26]/[.K49]" office:value-type="float" office:value="0.489043167758369" calcext:value-type="float">
            <text:p>0,4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107.315" calcext:value-type="float">
            <text:p>1107,32</text:p>
          </table:table-cell>
          <table:table-cell/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218.356666666667" calcext:value-type="float">
            <text:p>218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7]/[.H49]" office:value-type="float" office:value="2.01473211539645" calcext:value-type="float">
            <text:p>2,01</text:p>
          </table:table-cell>
          <table:table-cell table:style-name="ce20" table:formula="of:=[.I27]/[.I49]" office:value-type="float" office:value="1.0331030784759" calcext:value-type="float">
            <text:p>1,03</text:p>
          </table:table-cell>
          <table:table-cell table:style-name="ce20" table:formula="of:=[.J27]/[.J49]" office:value-type="float" office:value="0.65045179227485" calcext:value-type="float">
            <text:p>0,65</text:p>
          </table:table-cell>
          <table:table-cell table:style-name="ce27" table:formula="of:=[.K27]/[.K49]" office:value-type="float" office:value="0.527941650548034" calcext:value-type="float">
            <text:p>0,5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696.358333333333" calcext:value-type="float">
            <text:p>696,36</text:p>
          </table:table-cell>
          <table:table-cell/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397.82" calcext:value-type="float">
            <text:p>397,8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8]/[.H49]" office:value-type="float" office:value="2.45355865301591" calcext:value-type="float">
            <text:p>2,45</text:p>
          </table:table-cell>
          <table:table-cell table:style-name="ce20" table:formula="of:=[.I28]/[.I49]" office:value-type="float" office:value="1.26565283787223" calcext:value-type="float">
            <text:p>1,27</text:p>
          </table:table-cell>
          <table:table-cell table:style-name="ce20" table:formula="of:=[.J28]/[.J49]" office:value-type="float" office:value="0.922802134075621" calcext:value-type="float">
            <text:p>0,92</text:p>
          </table:table-cell>
          <table:table-cell table:style-name="ce27" table:formula="of:=[.K28]/[.K49]" office:value-type="float" office:value="0.65387902695595" calcext:value-type="float">
            <text:p>0,6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397.82" calcext:value-type="float">
            <text:p>397,82</text:p>
          </table:table-cell>
          <table:table-cell/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696.358333333333" calcext:value-type="float">
            <text:p>696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9]/[.H49]" office:value-type="float" office:value="2.7129434834554" calcext:value-type="float">
            <text:p>2,71</text:p>
          </table:table-cell>
          <table:table-cell table:style-name="ce20" table:formula="of:=[.I29]/[.I49]" office:value-type="float" office:value="1.58033390825466" calcext:value-type="float">
            <text:p>1,58</text:p>
          </table:table-cell>
          <table:table-cell table:style-name="ce20" table:formula="of:=[.J29]/[.J49]" office:value-type="float" office:value="1.02490040817928" calcext:value-type="float">
            <text:p>1,02</text:p>
          </table:table-cell>
          <table:table-cell table:style-name="ce27" table:formula="of:=[.K29]/[.K49]" office:value-type="float" office:value="0.864225493116229" calcext:value-type="float">
            <text:p>0,8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218.356666666667" calcext:value-type="float">
            <text:p>218,36</text:p>
          </table:table-cell>
          <table:table-cell/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1107.315" calcext:value-type="float">
            <text:p>1107,3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30]/[.H49]" office:value-type="float" office:value="2.46914997993132" calcext:value-type="float">
            <text:p>2,47</text:p>
          </table:table-cell>
          <table:table-cell table:style-name="ce20" table:formula="of:=[.I30]/[.I49]" office:value-type="float" office:value="1.34670534150613" calcext:value-type="float">
            <text:p>1,35</text:p>
          </table:table-cell>
          <table:table-cell table:style-name="ce20" table:formula="of:=[.J30]/[.J49]" office:value-type="float" office:value="1.05985470625395" calcext:value-type="float">
            <text:p>1,06</text:p>
          </table:table-cell>
          <table:table-cell table:style-name="ce27" table:formula="of:=[.K30]/[.K49]" office:value-type="float" office:value="0.763160252522468" calcext:value-type="float">
            <text:p>0,76</text:p>
          </table:table-cell>
        </table:table-row>
        <table:table-row table:style-name="ro1">
          <table:table-cell table:style-name="ce9" office:value-type="float" office:value="120" calcext:value-type="float">
            <text:p>120</text:p>
          </table:table-cell>
          <table:table-cell table:style-name="ce18" office:value-type="string" calcext:value-type="string">
            <text:p>1 S</text:p>
          </table:table-cell>
          <table:table-cell table:style-name="ce25" office:value-type="float" office:value="143.348333333333" calcext:value-type="float">
            <text:p>143,35</text:p>
          </table:table-cell>
          <table:table-cell/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1625.07666666667" calcext:value-type="float">
            <text:p>1625,08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31]/[.H49]" office:value-type="float" office:value="2.42889526599508" calcext:value-type="float">
            <text:p>2,43</text:p>
          </table:table-cell>
          <table:table-cell table:style-name="ce20" table:formula="of:=[.I31]/[.I49]" office:value-type="float" office:value="1.26280357660906" calcext:value-type="float">
            <text:p>1,26</text:p>
          </table:table-cell>
          <table:table-cell table:style-name="ce20" table:formula="of:=[.J31]/[.J49]" office:value-type="float" office:value="0.870999842780781" calcext:value-type="float">
            <text:p>0,87</text:p>
          </table:table-cell>
          <table:table-cell table:style-name="ce27" table:formula="of:=[.K31]/[.K49]" office:value-type="float" office:value="0.646884221811776" calcext:value-type="float">
            <text:p>0,65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2249.915" calcext:value-type="float">
            <text:p>2249,92</text:p>
          </table:table-cell>
          <table:table-cell table:style-name="ce31" office:value-type="string" calcext:value-type="string">
            <text:p>x</text:p>
          </table:table-cell>
          <table:table-cell table:style-name="ce21" table:formula="of:=[.H32]/[.H49]" office:value-type="float" office:value="3.08038745892662" calcext:value-type="float">
            <text:p>3,08</text:p>
          </table:table-cell>
          <table:table-cell table:style-name="ce21" table:formula="of:=[.I32]/[.I49]" office:value-type="float" office:value="1.52536610169492" calcext:value-type="float">
            <text:p>1,53</text:p>
          </table:table-cell>
          <table:table-cell table:style-name="ce21" table:formula="of:=[.J32]/[.J49]" office:value-type="float" office:value="1.0044353074581" calcext:value-type="float">
            <text:p>1,00</text:p>
          </table:table-cell>
          <table:table-cell table:style-name="ce28" table:formula="of:=[.K32]/[.K49]" office:value-type="float" office:value="0.763573455147698" calcext:value-type="float">
            <text:p>0,76</text:p>
          </table:table-cell>
        </table:table-row>
      </table:table>
      <table:named-expressions/>
      <table:database-ranges>
        <table:database-range table:name="__Anonymous_Sheet_DB__0" table:target-range-address="output_FL_8.B1:output_FL_8.B1259" table:display-filter-buttons="true">
          <table:filter>
            <table:filter-and>
              <table:filter-condition table:value="T12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style:style style:name="Pivot_20_Table_20_Corner" style:display-name="Pivot Table Corner" style:family="table-cell" style:parent-style-name="Default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9">00/00/0000</text:date>, <text:time style:data-style-name="N2" text:time-value="02:20:50.64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3-29T02:20:53.725000000</dc:date>
    <meta:editing-duration>PT7M15S</meta:editing-duration>
    <meta:editing-cycles>3</meta:editing-cycles>
    <meta:document-statistic meta:table-count="2" meta:cell-count="5372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83cm" svg:y="0.316cm" chart:style-name="ch2">
          <text:p>Flocking 8 batches Performance</text:p>
        </chart:title>
        <chart:legend chart:legend-position="end" svg:x="14.525cm" svg:y="2.938cm" style:legend-expansion="high" chart:style-name="ch3"/>
        <chart:plot-area chart:style-name="ch4" table:cell-range-address="Graphics.A2:Graphics.G8 Graphics.B1:Graphics.G1" chart:data-source-has-labels="both" svg:x="1.321cm" svg:y="1.301cm" svg:width="12.884cm" svg:height="6.548cm">
          <chart:coordinate-region svg:x="2.355cm" svg:y="1.503cm" svg:width="11.85cm" svg:height="5.693cm"/>
          <chart:axis chart:dimension="x" chart:name="primary-x" chart:style-name="ch5" chartooo:axis-type="auto">
            <chartooo:date-scale/>
            <chart:title svg:x="7.346cm" svg:y="8.029cm" chart:style-name="ch6">
              <text:p>Units</text:p>
            </chart:title>
            <chart:categories table:cell-range-address="Graphics.A2:Graphics.A8"/>
          </chart:axis>
          <chart:axis chart:dimension="y" chart:name="primary-y" chart:style-name="ch7">
            <chart:title svg:x="0.451cm" svg:y="5.405cm" chart:style-name="ch8">
              <text:p>Time in ms</text:p>
            </chart:title>
            <chart:grid chart:style-name="ch9" chart:class="major"/>
          </chart:axis>
          <chart:series chart:style-name="ch10" chart:values-cell-range-address="Graphics.B2:Graphics.B8" chart:label-cell-address="Graphics.B1:Graphics.B1" chart:class="chart:bar">
            <chart:data-point chart:repeated="7"/>
          </chart:series>
          <chart:series chart:style-name="ch11" chart:values-cell-range-address="Graphics.C2:Graphics.C8" chart:label-cell-address="Graphics.C1:Graphics.C1" chart:class="chart:bar">
            <chart:data-point chart:repeated="7"/>
          </chart:series>
          <chart:series chart:style-name="ch12" chart:values-cell-range-address="Graphics.D2:Graphics.D8" chart:label-cell-address="Graphics.D1:Graphics.D1" chart:class="chart:bar">
            <chart:data-point chart:repeated="7"/>
          </chart:series>
          <chart:series chart:style-name="ch13" chart:values-cell-range-address="Graphics.E2:Graphics.E8" chart:label-cell-address="Graphics.E1:Graphics.E1" chart:class="chart:bar">
            <chart:data-point chart:repeated="7"/>
          </chart:series>
          <chart:series chart:style-name="ch14" chart:values-cell-range-address="Graphics.F2:Graphics.F8" chart:label-cell-address="Graphics.F1:Graphics.F1" chart:class="chart:bar">
            <chart:data-point chart:repeated="7"/>
          </chart:series>
          <chart:series chart:style-name="ch15" chart:values-cell-range-address="Graphics.G2:Graphics.G8" chart:label-cell-address="Graphics.G1:Graphics.G1" chart:class="chart:ba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S</text:p>
                <draw:g>
                  <svg:desc>Graphics.B1:Graphics.B1</svg:desc>
                </draw:g>
              </table:table-cell>
              <table:table-cell office:value-type="string">
                <text:p>1 SJ</text:p>
                <draw:g>
                  <svg:desc>Graphics.C1:Graphics.C1</svg:desc>
                </draw:g>
              </table:table-cell>
              <table:table-cell office:value-type="string">
                <text:p>2</text:p>
                <draw:g>
                  <svg:desc>Graphics.D1:Graphics.D1</svg:desc>
                </draw:g>
              </table:table-cell>
              <table:table-cell office:value-type="string">
                <text:p>4</text:p>
                <draw:g>
                  <svg:desc>Graphics.E1:Graphics.E1</svg:desc>
                </draw:g>
              </table:table-cell>
              <table:table-cell office:value-type="string">
                <text:p>6</text:p>
                <draw:g>
                  <svg:desc>Graphics.F1:Graphics.F1</svg:desc>
                </draw:g>
              </table:table-cell>
              <table:table-cell office:value-type="string">
                <text:p>8</text:p>
                <draw:g>
                  <svg:desc>Graphics.G1:Graphics.G1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A2:Graphics.A8</svg:desc>
                </draw:g>
              </table:table-cell>
              <table:table-cell office:value-type="float" office:value="143.348333333333">
                <text:p>143.348333333333</text:p>
                <draw:g>
                  <svg:desc>Graphics.B2:Graphics.B8</svg:desc>
                </draw:g>
              </table:table-cell>
              <table:table-cell office:value-type="float" office:value="183.405833333333">
                <text:p>183.405833333333</text:p>
                <draw:g>
                  <svg:desc>Graphics.C2:Graphics.C8</svg:desc>
                </draw:g>
              </table:table-cell>
              <table:table-cell office:value-type="float" office:value="35.44">
                <text:p>35.44</text:p>
                <draw:g>
                  <svg:desc>Graphics.D2:Graphics.D8</svg:desc>
                </draw:g>
              </table:table-cell>
              <table:table-cell office:value-type="float" office:value="37.01">
                <text:p>37.01</text:p>
                <draw:g>
                  <svg:desc>Graphics.E2:Graphics.E8</svg:desc>
                </draw:g>
              </table:table-cell>
              <table:table-cell office:value-type="float" office:value="37.7">
                <text:p>37.7</text:p>
                <draw:g>
                  <svg:desc>Graphics.F2:Graphics.F8</svg:desc>
                </draw:g>
              </table:table-cell>
              <table:table-cell office:value-type="float" office:value="36.64">
                <text:p>36.64</text:p>
                <draw:g>
                  <svg:desc>Graphics.G2:Graphics.G8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18.356666666667">
                <text:p>218.356666666667</text:p>
              </table:table-cell>
              <table:table-cell office:value-type="float" office:value="192.421666666667">
                <text:p>192.421666666667</text:p>
              </table:table-cell>
              <table:table-cell office:value-type="float" office:value="54.19">
                <text:p>54.19</text:p>
              </table:table-cell>
              <table:table-cell office:value-type="float" office:value="52.84">
                <text:p>52.84</text:p>
              </table:table-cell>
              <table:table-cell office:value-type="float" office:value="55.95">
                <text:p>55.9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397.82">
                <text:p>397.82</text:p>
              </table:table-cell>
              <table:table-cell office:value-type="float" office:value="215.023333333333">
                <text:p>215.023333333333</text:p>
              </table:table-cell>
              <table:table-cell office:value-type="float" office:value="81.07">
                <text:p>81.07</text:p>
              </table:table-cell>
              <table:table-cell office:value-type="float" office:value="78.58">
                <text:p>78.58</text:p>
              </table:table-cell>
              <table:table-cell office:value-type="float" office:value="71.85">
                <text:p>71.85</text:p>
              </table:table-cell>
              <table:table-cell office:value-type="float" office:value="76.05">
                <text:p>76.05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696.358333333333">
                <text:p>696.358333333333</text:p>
              </table:table-cell>
              <table:table-cell office:value-type="float" office:value="251.514166666667">
                <text:p>251.514166666667</text:p>
              </table:table-cell>
              <table:table-cell office:value-type="float" office:value="128.34">
                <text:p>128.34</text:p>
              </table:table-cell>
              <table:table-cell office:value-type="float" office:value="110.16">
                <text:p>110.16</text:p>
              </table:table-cell>
              <table:table-cell office:value-type="float" office:value="113.24">
                <text:p>113.24</text:p>
              </table:table-cell>
              <table:table-cell office:value-type="float" office:value="100.72">
                <text:p>100.72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107.315">
                <text:p>1107.315</text:p>
              </table:table-cell>
              <table:table-cell office:value-type="float" office:value="276.144166666667">
                <text:p>276.144166666667</text:p>
              </table:table-cell>
              <table:table-cell office:value-type="float" office:value="224.23">
                <text:p>224.23</text:p>
              </table:table-cell>
              <table:table-cell office:value-type="float" office:value="205.56">
                <text:p>205.56</text:p>
              </table:table-cell>
              <table:table-cell office:value-type="float" office:value="174.13">
                <text:p>174.13</text:p>
              </table:table-cell>
              <table:table-cell office:value-type="float" office:value="181.37">
                <text:p>181.3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625.07666666667">
                <text:p>1625.07666666667</text:p>
              </table:table-cell>
              <table:table-cell office:value-type="float" office:value="301.474166666667">
                <text:p>301.474166666667</text:p>
              </table:table-cell>
              <table:table-cell office:value-type="float" office:value="334.53">
                <text:p>334.53</text:p>
              </table:table-cell>
              <table:table-cell office:value-type="float" office:value="321.72">
                <text:p>321.72</text:p>
              </table:table-cell>
              <table:table-cell office:value-type="float" office:value="310.96">
                <text:p>310.96</text:p>
              </table:table-cell>
              <table:table-cell office:value-type="float" office:value="314.02">
                <text:p>314.02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2249.915">
                <text:p>2249.915</text:p>
              </table:table-cell>
              <table:table-cell office:value-type="float" office:value="343.075833333333">
                <text:p>343.075833333333</text:p>
              </table:table-cell>
              <table:table-cell office:value-type="float" office:value="365.2">
                <text:p>365.2</text:p>
              </table:table-cell>
              <table:table-cell office:value-type="float" office:value="368.75">
                <text:p>368.75</text:p>
              </table:table-cell>
              <table:table-cell office:value-type="float" office:value="373.33">
                <text:p>373.33</text:p>
              </table:table-cell>
              <table:table-cell office:value-type="float" office:value="368.32">
                <text:p>368.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19cm" svg:y="0.316cm" chart:style-name="ch2">
          <text:p>Flocking 8 batches Gain</text:p>
        </chart:title>
        <chart:legend chart:legend-position="end" svg:x="15.054cm" svg:y="3.442cm" style:legend-expansion="high" chart:style-name="ch3"/>
        <chart:plot-area chart:style-name="ch4" table:cell-range-address="Graphics.E26:Graphics.E32 Graphics.H25:Graphics.K32" chart:data-source-has-labels="both" svg:x="1.321cm" svg:y="1.301cm" svg:width="13.413cm" svg:height="6.548cm">
          <chart:coordinate-region svg:x="1.763cm" svg:y="1.503cm" svg:width="12.971cm" svg:height="5.693cm"/>
          <chart:axis chart:dimension="x" chart:name="primary-x" chart:style-name="ch5" chartooo:axis-type="auto">
            <chartooo:date-scale/>
            <chart:title svg:x="7.61cm" svg:y="8.029cm" chart:style-name="ch6">
              <text:p>Units</text:p>
            </chart:title>
            <chart:categories table:cell-range-address="Graphics.E26:Graphics.E32"/>
          </chart:axis>
          <chart:axis chart:dimension="y" chart:name="primary-y" chart:style-name="ch7">
            <chart:title svg:x="0.451cm" svg:y="4.96cm" chart:style-name="ch8">
              <text:p>Gain</text:p>
            </chart:title>
            <chart:grid chart:style-name="ch9" chart:class="major"/>
          </chart:axis>
          <chart:series chart:style-name="ch10" chart:values-cell-range-address="Graphics.H26:Graphics.H32" chart:label-cell-address="Graphics.H25:Graphics.H25" chart:class="chart:bar">
            <chart:data-point chart:repeated="7"/>
          </chart:series>
          <chart:series chart:style-name="ch11" chart:values-cell-range-address="Graphics.I26:Graphics.I32" chart:label-cell-address="Graphics.I25:Graphics.I25" chart:class="chart:bar">
            <chart:data-point chart:repeated="7"/>
          </chart:series>
          <chart:series chart:style-name="ch12" chart:values-cell-range-address="Graphics.J26:Graphics.J32" chart:label-cell-address="Graphics.J25:Graphics.J25" chart:class="chart:bar">
            <chart:data-point chart:repeated="7"/>
          </chart:series>
          <chart:series chart:style-name="ch13" chart:values-cell-range-address="Graphics.K26:Graphics.K32" chart:label-cell-address="Graphics.K25:Graphics.K25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25:Graphics.H25</svg:desc>
                </draw:g>
              </table:table-cell>
              <table:table-cell office:value-type="string">
                <text:p>4</text:p>
                <draw:g>
                  <svg:desc>Graphics.I25:Graphics.I25</svg:desc>
                </draw:g>
              </table:table-cell>
              <table:table-cell office:value-type="string">
                <text:p>6</text:p>
                <draw:g>
                  <svg:desc>Graphics.J25:Graphics.J25</svg:desc>
                </draw:g>
              </table:table-cell>
              <table:table-cell office:value-type="string">
                <text:p>8</text:p>
                <draw:g>
                  <svg:desc>Graphics.K25:Graphics.K25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26:Graphics.E32</svg:desc>
                </draw:g>
              </table:table-cell>
              <table:table-cell office:value-type="float" office:value="4.04481753197892">
                <text:p>4.04481753197892</text:p>
                <draw:g>
                  <svg:desc>Graphics.H26:Graphics.H32</svg:desc>
                </draw:g>
              </table:table-cell>
              <table:table-cell office:value-type="float" office:value="3.87323245969557">
                <text:p>3.87323245969557</text:p>
                <draw:g>
                  <svg:desc>Graphics.I26:Graphics.I32</svg:desc>
                </draw:g>
              </table:table-cell>
              <table:table-cell office:value-type="float" office:value="3.8023430592396">
                <text:p>3.8023430592396</text:p>
                <draw:g>
                  <svg:desc>Graphics.J26:Graphics.J32</svg:desc>
                </draw:g>
              </table:table-cell>
              <table:table-cell office:value-type="float" office:value="3.91234534206695">
                <text:p>3.91234534206695</text:p>
                <draw:g>
                  <svg:desc>Graphics.K26:Graphics.K32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4.0294642307929">
                <text:p>4.0294642307929</text:p>
              </table:table-cell>
              <table:table-cell office:value-type="float" office:value="4.13241231390362">
                <text:p>4.13241231390362</text:p>
              </table:table-cell>
              <table:table-cell office:value-type="float" office:value="3.9027107536491">
                <text:p>3.9027107536491</text:p>
              </table:table-cell>
              <table:table-cell office:value-type="float" office:value="4.22353320438428">
                <text:p>4.22353320438428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.90711730603182">
                <text:p>4.90711730603182</text:p>
              </table:table-cell>
              <table:table-cell office:value-type="float" office:value="5.06261135148893">
                <text:p>5.06261135148893</text:p>
              </table:table-cell>
              <table:table-cell office:value-type="float" office:value="5.53681280445372">
                <text:p>5.53681280445372</text:p>
              </table:table-cell>
              <table:table-cell office:value-type="float" office:value="5.2310322156476">
                <text:p>5.2310322156476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5.42588696691081">
                <text:p>5.42588696691081</text:p>
              </table:table-cell>
              <table:table-cell office:value-type="float" office:value="6.32133563301864">
                <text:p>6.32133563301864</text:p>
              </table:table-cell>
              <table:table-cell office:value-type="float" office:value="6.14940244907571">
                <text:p>6.14940244907571</text:p>
              </table:table-cell>
              <table:table-cell office:value-type="float" office:value="6.91380394492984">
                <text:p>6.9138039449298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4.93829995986264">
                <text:p>4.93829995986264</text:p>
              </table:table-cell>
              <table:table-cell office:value-type="float" office:value="5.38682136602452">
                <text:p>5.38682136602452</text:p>
              </table:table-cell>
              <table:table-cell office:value-type="float" office:value="6.35912823752369">
                <text:p>6.35912823752369</text:p>
              </table:table-cell>
              <table:table-cell office:value-type="float" office:value="6.10528202017974">
                <text:p>6.1052820201797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4.85779053199017">
                <text:p>4.85779053199017</text:p>
              </table:table-cell>
              <table:table-cell office:value-type="float" office:value="5.05121430643625">
                <text:p>5.05121430643625</text:p>
              </table:table-cell>
              <table:table-cell office:value-type="float" office:value="5.22599905668469">
                <text:p>5.22599905668469</text:p>
              </table:table-cell>
              <table:table-cell office:value-type="float" office:value="5.1750737744942">
                <text:p>5.1750737744942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6.16077491785323">
                <text:p>6.16077491785323</text:p>
              </table:table-cell>
              <table:table-cell office:value-type="float" office:value="6.10146440677966">
                <text:p>6.10146440677966</text:p>
              </table:table-cell>
              <table:table-cell office:value-type="float" office:value="6.02661184474861">
                <text:p>6.02661184474861</text:p>
              </table:table-cell>
              <table:table-cell office:value-type="float" office:value="6.10858764118158">
                <text:p>6.108587641181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22cm" svg:y="0.316cm" chart:style-name="ch2">
          <text:p>Flocking 8 batches Efficiency</text:p>
        </chart:title>
        <chart:legend chart:legend-position="end" svg:x="15.054cm" svg:y="3.442cm" style:legend-expansion="high" chart:style-name="ch3"/>
        <chart:plot-area chart:style-name="ch4" table:cell-range-address="Graphics.E50:Graphics.E56 Graphics.H49:Graphics.K56" chart:data-source-has-labels="both" svg:x="1.321cm" svg:y="1.301cm" svg:width="13.413cm" svg:height="6.548cm">
          <chart:coordinate-region svg:x="2.059cm" svg:y="1.504cm" svg:width="12.675cm" svg:height="5.692cm"/>
          <chart:axis chart:dimension="x" chart:name="primary-x" chart:style-name="ch5" chartooo:axis-type="auto">
            <chartooo:date-scale/>
            <chart:title svg:x="7.61cm" svg:y="8.029cm" chart:style-name="ch6">
              <text:p>Units</text:p>
            </chart:title>
            <chart:categories table:cell-range-address="Graphics.E50:Graphics.E56"/>
          </chart:axis>
          <chart:axis chart:dimension="y" chart:name="primary-y" chart:style-name="ch7">
            <chart:title svg:x="0.451cm" svg:y="5.31cm" chart:style-name="ch8">
              <text:p>Efficiency</text:p>
            </chart:title>
            <chart:grid chart:style-name="ch9" chart:class="major"/>
          </chart:axis>
          <chart:series chart:style-name="ch10" chart:values-cell-range-address="Graphics.H50:Graphics.H56" chart:label-cell-address="Graphics.H49:Graphics.H49" chart:class="chart:bar">
            <chart:data-point chart:repeated="7"/>
          </chart:series>
          <chart:series chart:style-name="ch11" chart:values-cell-range-address="Graphics.I50:Graphics.I56" chart:label-cell-address="Graphics.I49:Graphics.I49" chart:class="chart:bar">
            <chart:data-point chart:repeated="7"/>
          </chart:series>
          <chart:series chart:style-name="ch12" chart:values-cell-range-address="Graphics.J50:Graphics.J56" chart:label-cell-address="Graphics.J49:Graphics.J49" chart:class="chart:bar">
            <chart:data-point chart:repeated="7"/>
          </chart:series>
          <chart:series chart:style-name="ch13" chart:values-cell-range-address="Graphics.K50:Graphics.K56" chart:label-cell-address="Graphics.K49:Graphics.K49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49:Graphics.H49</svg:desc>
                </draw:g>
              </table:table-cell>
              <table:table-cell office:value-type="string">
                <text:p>4</text:p>
                <draw:g>
                  <svg:desc>Graphics.I49:Graphics.I49</svg:desc>
                </draw:g>
              </table:table-cell>
              <table:table-cell office:value-type="string">
                <text:p>6</text:p>
                <draw:g>
                  <svg:desc>Graphics.J49:Graphics.J49</svg:desc>
                </draw:g>
              </table:table-cell>
              <table:table-cell office:value-type="string">
                <text:p>8</text:p>
                <draw:g>
                  <svg:desc>Graphics.K49:Graphics.K49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50:Graphics.E56</svg:desc>
                </draw:g>
              </table:table-cell>
              <table:table-cell office:value-type="float" office:value="2.02240876598946">
                <text:p>2.02240876598946</text:p>
                <draw:g>
                  <svg:desc>Graphics.H50:Graphics.H56</svg:desc>
                </draw:g>
              </table:table-cell>
              <table:table-cell office:value-type="float" office:value="0.968308114923892">
                <text:p>0.968308114923892</text:p>
                <draw:g>
                  <svg:desc>Graphics.I50:Graphics.I56</svg:desc>
                </draw:g>
              </table:table-cell>
              <table:table-cell office:value-type="float" office:value="0.6337238432066">
                <text:p>0.6337238432066</text:p>
                <draw:g>
                  <svg:desc>Graphics.J50:Graphics.J56</svg:desc>
                </draw:g>
              </table:table-cell>
              <table:table-cell office:value-type="float" office:value="0.489043167758369">
                <text:p>0.489043167758369</text:p>
                <draw:g>
                  <svg:desc>Graphics.K50:Graphics.K56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.01473211539645">
                <text:p>2.01473211539645</text:p>
              </table:table-cell>
              <table:table-cell office:value-type="float" office:value="1.0331030784759">
                <text:p>1.0331030784759</text:p>
              </table:table-cell>
              <table:table-cell office:value-type="float" office:value="0.65045179227485">
                <text:p>0.65045179227485</text:p>
              </table:table-cell>
              <table:table-cell office:value-type="float" office:value="0.527941650548034">
                <text:p>0.52794165054803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.45355865301591">
                <text:p>2.45355865301591</text:p>
              </table:table-cell>
              <table:table-cell office:value-type="float" office:value="1.26565283787223">
                <text:p>1.26565283787223</text:p>
              </table:table-cell>
              <table:table-cell office:value-type="float" office:value="0.922802134075621">
                <text:p>0.922802134075621</text:p>
              </table:table-cell>
              <table:table-cell office:value-type="float" office:value="0.65387902695595">
                <text:p>0.65387902695595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2.7129434834554">
                <text:p>2.7129434834554</text:p>
              </table:table-cell>
              <table:table-cell office:value-type="float" office:value="1.58033390825466">
                <text:p>1.58033390825466</text:p>
              </table:table-cell>
              <table:table-cell office:value-type="float" office:value="1.02490040817928">
                <text:p>1.02490040817928</text:p>
              </table:table-cell>
              <table:table-cell office:value-type="float" office:value="0.864225493116229">
                <text:p>0.864225493116229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2.46914997993132">
                <text:p>2.46914997993132</text:p>
              </table:table-cell>
              <table:table-cell office:value-type="float" office:value="1.34670534150613">
                <text:p>1.34670534150613</text:p>
              </table:table-cell>
              <table:table-cell office:value-type="float" office:value="1.05985470625395">
                <text:p>1.05985470625395</text:p>
              </table:table-cell>
              <table:table-cell office:value-type="float" office:value="0.763160252522468">
                <text:p>0.763160252522468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.42889526599508">
                <text:p>2.42889526599508</text:p>
              </table:table-cell>
              <table:table-cell office:value-type="float" office:value="1.26280357660906">
                <text:p>1.26280357660906</text:p>
              </table:table-cell>
              <table:table-cell office:value-type="float" office:value="0.870999842780781">
                <text:p>0.870999842780781</text:p>
              </table:table-cell>
              <table:table-cell office:value-type="float" office:value="0.646884221811776">
                <text:p>0.646884221811776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3.08038745892662">
                <text:p>3.08038745892662</text:p>
              </table:table-cell>
              <table:table-cell office:value-type="float" office:value="1.52536610169492">
                <text:p>1.52536610169492</text:p>
              </table:table-cell>
              <table:table-cell office:value-type="float" office:value="1.0044353074581">
                <text:p>1.0044353074581</text:p>
              </table:table-cell>
              <table:table-cell office:value-type="float" office:value="0.763573455147698">
                <text:p>0.7635734551476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